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8556in" fo:margin-left="0in" fo:margin-right="0.0694in" table:align="margins"/>
    </style:style>
    <style:style style:name="Table1.A" style:family="table-column">
      <style:table-column-properties style:column-width="0.4938in" style:rel-column-width="4720*"/>
    </style:style>
    <style:style style:name="Table1.B" style:family="table-column">
      <style:table-column-properties style:column-width="1.9361in" style:rel-column-width="18511*"/>
    </style:style>
    <style:style style:name="Table1.C" style:family="table-column">
      <style:table-column-properties style:column-width="2.1188in" style:rel-column-width="20251*"/>
    </style:style>
    <style:style style:name="Table1.D" style:family="table-column">
      <style:table-column-properties style:column-width="2.3069in" style:rel-column-width="2205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8556in" fo:margin-left="0in" fo:margin-right="0.0694in" table:align="margins"/>
    </style:style>
    <style:style style:name="Table2.A" style:family="table-column">
      <style:table-column-properties style:column-width="1.3042in" style:rel-column-width="12468*"/>
    </style:style>
    <style:style style:name="Table2.B" style:family="table-column">
      <style:table-column-properties style:column-width="3.5625in" style:rel-column-width="34058*"/>
    </style:style>
    <style:style style:name="Table2.C" style:family="table-column">
      <style:table-column-properties style:column-width="1.9882in" style:rel-column-width="1900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6.925in" fo:margin-left="0in" fo:margin-right="0in" table:align="margins"/>
    </style:style>
    <style:style style:name="Table7.A" style:family="table-column">
      <style:table-column-properties style:column-width="1.4271in" style:rel-column-width="13506*"/>
    </style:style>
    <style:style style:name="Table7.B" style:family="table-column">
      <style:table-column-properties style:column-width="5.4979in" style:rel-column-width="5202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3" style:family="table">
      <style:table-properties style:width="6.925in" fo:margin-left="0in" fo:margin-right="0in" table:align="margins"/>
    </style:style>
    <style:style style:name="Table3.A" style:family="table-column">
      <style:table-column-properties style:column-width="0.1979in" style:rel-column-width="1873*"/>
    </style:style>
    <style:style style:name="Table3.B" style:family="table-column">
      <style:table-column-properties style:column-width="1.8125in" style:rel-column-width="17154*"/>
    </style:style>
    <style:style style:name="Table3.C" style:family="table-column">
      <style:table-column-properties style:column-width="1.3333in" style:rel-column-width="12619*"/>
    </style:style>
    <style:style style:name="Table3.D" style:family="table-column">
      <style:table-column-properties style:column-width="0.9688in" style:rel-column-width="9168*"/>
    </style:style>
    <style:style style:name="Table3.E" style:family="table-column">
      <style:table-column-properties style:column-width="2.6125in" style:rel-column-width="24721*"/>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background-color="#ffcc99" fo:padding="0.0382in" fo:border-left="0.0007in solid #000000" fo:border-right="none" fo:border-top="none" fo:border-bottom="0.0007in solid #000000">
        <style:background-image/>
      </style:table-cell-properties>
    </style:style>
    <style:style style:name="Table3.E2" style:family="table-cell">
      <style:table-cell-properties fo:padding="0.0382in" fo:border-left="0.0007in solid #000000" fo:border-right="0.0007in solid #000000" fo:border-top="none" fo:border-bottom="0.0007in solid #000000"/>
    </style:style>
    <style:style style:name="Table3.B3" style:family="table-cell">
      <style:table-cell-properties fo:background-color="transparent" fo:padding="0.0382in" fo:border-left="0.0007in solid #000000" fo:border-right="none" fo:border-top="none" fo:border-bottom="0.0007in solid #000000">
        <style:background-image/>
      </style:table-cell-properties>
    </style:style>
    <style:style style:name="Table3.B11" style:family="table-cell">
      <style:table-cell-properties fo:background-color="#ccffff" fo:padding="0.0382in" fo:border-left="0.0007in solid #000000" fo:border-right="none" fo:border-top="none" fo:border-bottom="0.0007in solid #000000">
        <style:background-image/>
      </style:table-cell-properties>
    </style:style>
    <style:style style:name="Table4" style:family="table">
      <style:table-properties style:width="6.925in" fo:margin-left="0in" fo:margin-right="0in" table:align="margins"/>
    </style:style>
    <style:style style:name="Table4.A" style:family="table-column">
      <style:table-column-properties style:column-width="0.1979in" style:rel-column-width="1873*"/>
    </style:style>
    <style:style style:name="Table4.B" style:family="table-column">
      <style:table-column-properties style:column-width="2.0292in" style:rel-column-width="19206*"/>
    </style:style>
    <style:style style:name="Table4.C" style:family="table-column">
      <style:table-column-properties style:column-width="1.116in" style:rel-column-width="10563*"/>
    </style:style>
    <style:style style:name="Table4.D" style:family="table-column">
      <style:table-column-properties style:column-width="0.9681in" style:rel-column-width="9163*"/>
    </style:style>
    <style:style style:name="Table4.E" style:family="table-column">
      <style:table-column-properties style:column-width="2.6132in" style:rel-column-width="24730*"/>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background-color="#ffcc99" fo:padding="0.0382in" fo:border-left="0.0007in solid #000000" fo:border-right="none" fo:border-top="none" fo:border-bottom="0.0007in solid #000000">
        <style:background-image/>
      </style:table-cell-properties>
    </style:style>
    <style:style style:name="Table4.E2" style:family="table-cell">
      <style:table-cell-properties fo:padding="0.0382in" fo:border-left="0.0007in solid #000000" fo:border-right="0.0007in solid #000000" fo:border-top="none" fo:border-bottom="0.0007in solid #000000"/>
    </style:style>
    <style:style style:name="Table4.B4" style:family="table-cell">
      <style:table-cell-properties fo:background-color="transparent" fo:padding="0.0382in" fo:border-left="0.0007in solid #000000" fo:border-right="none" fo:border-top="none" fo:border-bottom="0.0007in solid #000000">
        <style:background-image/>
      </style:table-cell-properties>
    </style:style>
    <style:style style:name="Table4.B15" style:family="table-cell">
      <style:table-cell-properties fo:background-color="#ccffff" fo:padding="0.0382in" fo:border-left="0.0007in solid #000000" fo:border-right="none" fo:border-top="none" fo:border-bottom="0.0007in solid #000000">
        <style:background-image/>
      </style:table-cell-properties>
    </style:style>
    <style:style style:name="Table5" style:family="table">
      <style:table-properties style:width="6.925in" fo:margin-left="0in" fo:margin-right="0in" table:align="margins"/>
    </style:style>
    <style:style style:name="Table5.A" style:family="table-column">
      <style:table-column-properties style:column-width="0.1979in" style:rel-column-width="1873*"/>
    </style:style>
    <style:style style:name="Table5.B" style:family="table-column">
      <style:table-column-properties style:column-width="1.8125in" style:rel-column-width="17154*"/>
    </style:style>
    <style:style style:name="Table5.C" style:family="table-column">
      <style:table-column-properties style:column-width="1.3333in" style:rel-column-width="12619*"/>
    </style:style>
    <style:style style:name="Table5.D" style:family="table-column">
      <style:table-column-properties style:column-width="0.9688in" style:rel-column-width="9168*"/>
    </style:style>
    <style:style style:name="Table5.E" style:family="table-column">
      <style:table-column-properties style:column-width="2.6125in" style:rel-column-width="24721*"/>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background-color="#ffcc99" fo:padding="0.0382in" fo:border-left="0.0007in solid #000000" fo:border-right="none" fo:border-top="none" fo:border-bottom="0.0007in solid #000000">
        <style:background-image/>
      </style:table-cell-properties>
    </style:style>
    <style:style style:name="Table5.E2" style:family="table-cell">
      <style:table-cell-properties fo:padding="0.0382in" fo:border-left="0.0007in solid #000000" fo:border-right="0.0007in solid #000000" fo:border-top="none" fo:border-bottom="0.0007in solid #000000"/>
    </style:style>
    <style:style style:name="Table5.B4" style:family="table-cell">
      <style:table-cell-properties fo:background-color="transparent" fo:padding="0.0382in" fo:border-left="0.0007in solid #000000" fo:border-right="none" fo:border-top="none" fo:border-bottom="0.0007in solid #000000">
        <style:background-image/>
      </style:table-cell-properties>
    </style:style>
    <style:style style:name="Table5.12" style:family="table-row">
      <style:table-row-properties style:min-row-height="0.2458in"/>
    </style:style>
    <style:style style:name="Table5.26" style:family="table-row">
      <style:table-row-properties style:min-row-height="0.2542in"/>
    </style:style>
    <style:style style:name="Table9" style:family="table">
      <style:table-properties style:width="6.925in" fo:margin-left="0in" fo:margin-right="0in" table:align="margins"/>
    </style:style>
    <style:style style:name="Table9.A" style:family="table-column">
      <style:table-column-properties style:column-width="0.1979in" style:rel-column-width="1873*"/>
    </style:style>
    <style:style style:name="Table9.B" style:family="table-column">
      <style:table-column-properties style:column-width="1.8132in" style:rel-column-width="17156*"/>
    </style:style>
    <style:style style:name="Table9.C" style:family="table-column">
      <style:table-column-properties style:column-width="1.3326in" style:rel-column-width="12614*"/>
    </style:style>
    <style:style style:name="Table9.D" style:family="table-column">
      <style:table-column-properties style:column-width="0.9681in" style:rel-column-width="9163*"/>
    </style:style>
    <style:style style:name="Table9.E" style:family="table-column">
      <style:table-column-properties style:column-width="2.6132in" style:rel-column-width="2472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background-color="transparent" fo:padding="0.0382in" fo:border-left="0.0007in solid #000000" fo:border-right="none" fo:border-top="none" fo:border-bottom="0.0007in solid #000000">
        <style:background-image/>
      </style:table-cell-properties>
    </style:style>
    <style:style style:name="Table9.E2" style:family="table-cell">
      <style:table-cell-properties fo:padding="0.0382in" fo:border-left="0.0007in solid #000000" fo:border-right="0.0007in solid #000000" fo:border-top="none" fo:border-bottom="0.0007in solid #000000"/>
    </style:style>
    <style:style style:name="Table9.5" style:family="table-row">
      <style:table-row-properties style:min-row-height="0.2458in"/>
    </style:style>
    <style:style style:name="Table9.14" style:family="table-row">
      <style:table-row-properties style:min-row-height="0.2542in"/>
    </style:style>
    <style:style style:name="Table11" style:family="table">
      <style:table-properties style:width="6.925in" style:rel-width="100%" table:align="left"/>
    </style:style>
    <style:style style:name="Table11.A" style:family="table-column">
      <style:table-column-properties style:column-width="6.925in" style:rel-column-width="9972*"/>
    </style:style>
    <style:style style:name="Table11.A1" style:family="table-cell">
      <style:table-cell-properties fo:background-color="transparent" fo:padding="0.0382in" fo:border="0.0007in solid #000000">
        <style:background-image/>
      </style:table-cell-properties>
    </style:style>
    <style:style style:name="Table6" style:family="table">
      <style:table-properties style:width="6.925in" fo:margin-left="0in" fo:margin-right="0in" table:align="margins"/>
    </style:style>
    <style:style style:name="Table6.A" style:family="table-column">
      <style:table-column-properties style:column-width="1.6354in" style:rel-column-width="15478*"/>
    </style:style>
    <style:style style:name="Table6.B" style:family="table-column">
      <style:table-column-properties style:column-width="1.8014in" style:rel-column-width="17049*"/>
    </style:style>
    <style:style style:name="Table6.C" style:family="table-column">
      <style:table-column-properties style:column-width="3.4882in" style:rel-column-width="33008*"/>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8" style:family="table">
      <style:table-properties style:width="4.3951in" table:align="left"/>
    </style:style>
    <style:style style:name="Table8.A" style:family="table-column">
      <style:table-column-properties style:column-width="0.7597in"/>
    </style:style>
    <style:style style:name="Table8.B" style:family="table-column">
      <style:table-column-properties style:column-width="0.9375in"/>
    </style:style>
    <style:style style:name="Table8.C" style:family="table-column">
      <style:table-column-properties style:column-width="0.8229in"/>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color="#000000"/>
    </style:style>
    <style:style style:name="P8" style:family="paragraph" style:parent-style-name="Standard">
      <style:text-properties fo:color="#000000" style:text-underline-style="solid" style:text-underline-width="auto" style:text-underline-color="font-color"/>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style:text-underline-style="none"/>
    </style:style>
    <style:style style:name="P11" style:family="paragraph" style:parent-style-name="Standard">
      <style:text-properties style:text-underline-style="none" fo:font-weight="normal" style:font-weight-asian="normal" style:font-weight-complex="normal"/>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text-properties style:text-underline-style="solid" style:text-underline-width="auto" style:text-underline-color="font-color" fo:font-weight="normal" style:font-weight-asian="normal" style:font-weight-complex="normal"/>
    </style:style>
    <style:style style:name="P14" style:family="paragraph" style:parent-style-name="Standard">
      <style:paragraph-properties fo:background-color="transparent">
        <style:background-image/>
      </style:paragraph-properties>
      <style:text-properties style:text-underline-style="solid" style:text-underline-width="auto" style:text-underline-color="font-color" fo:font-weight="normal" style:font-weight-asian="normal" style:font-weight-complex="normal"/>
    </style:style>
    <style:style style:name="P15"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16" style:family="paragraph" style:parent-style-name="Standard">
      <style:paragraph-properties fo:background-color="transparent">
        <style:background-image/>
      </style:paragraph-properties>
      <style:text-properties fo:color="#000000" style:text-underline-style="solid" style:text-underline-width="auto" style:text-underline-color="font-color"/>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style:font-name="Nimbus Mono L"/>
    </style:style>
    <style:style style:name="P19" style:family="paragraph" style:parent-style-name="Heading_20_2">
      <style:text-properties fo:font-weight="normal" style:font-weight-asian="normal" style:font-weight-complex="normal"/>
    </style:style>
    <style:style style:name="P20" style:family="paragraph" style:parent-style-name="Preformatted_20_Text">
      <style:text-properties fo:font-weight="normal" style:font-weight-asian="normal" style:font-weight-complex="normal"/>
    </style:style>
    <style:style style:name="P21" style:family="paragraph" style:parent-style-name="Standard">
      <style:paragraph-properties fo:break-before="page"/>
    </style:style>
    <style:style style:name="P22" style:family="paragraph" style:parent-style-name="Heading_20_1">
      <style:paragraph-properties fo:break-before="page"/>
    </style:style>
    <style:style style:name="P23" style:family="paragraph" style:parent-style-name="Heading_20_1">
      <style:text-properties fo:font-weight="bold" style:font-weight-asian="bold" style:font-weight-complex="bold"/>
    </style:style>
    <style:style style:name="P24" style:family="paragraph" style:parent-style-name="Heading_20_1">
      <style:text-properties fo:font-weight="normal" style:font-weight-asian="normal" style:font-weight-complex="normal"/>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Text_20_body" style:list-style-name="L1">
      <style:text-properties fo:font-weight="normal" style:font-weight-asian="normal" style:font-weight-complex="normal"/>
    </style:style>
    <style:style style:name="P29" style:family="paragraph" style:parent-style-name="Text_20_body" style:list-style-name="L1">
      <style:text-properties fo:font-weight="normal" style:font-weight-asian="normal" style:font-weight-complex="normal"/>
    </style:style>
    <style:style style:name="P30" style:family="paragraph" style:parent-style-name="Text_20_body" style:list-style-name="L1">
      <style:text-properties fo:font-weight="normal" style:font-weight-asian="normal" style:font-weight-complex="normal"/>
    </style:style>
    <style:style style:name="P31" style:family="paragraph" style:parent-style-name="Text_20_body" style:list-style-name="L1">
      <style:text-properties fo:font-weight="normal" style:font-weight-asian="normal" style:font-weight-complex="normal"/>
    </style:style>
    <style:style style:name="P32" style:family="paragraph" style:parent-style-name="Text_20_body" style:list-style-name="L1">
      <style:text-properties fo:font-weight="normal" style:font-weight-asian="normal" style:font-weight-complex="normal"/>
    </style:style>
    <style:style style:name="P33" style:family="paragraph" style:parent-style-name="Text_20_body" style:list-style-name="L1">
      <style:text-properties fo:font-weight="normal" style:font-weight-asian="normal" style:font-weight-complex="normal"/>
    </style:style>
    <style:style style:name="P34" style:family="paragraph" style:parent-style-name="Text_20_body" style:list-style-name="L1">
      <style:text-properties fo:font-weight="normal" style:font-weight-asian="normal" style:font-weight-complex="normal"/>
    </style:style>
    <style:style style:name="P35" style:family="paragraph" style:parent-style-name="Text_20_body" style:list-style-name="L1">
      <style:text-properties fo:font-weight="normal" style:font-weight-asian="normal" style:font-weight-complex="normal"/>
    </style:style>
    <style:style style:name="P36" style:family="paragraph" style:parent-style-name="Text_20_body" style:list-style-name="L1">
      <style:text-properties fo:font-weight="normal" style:font-weight-asian="normal" style:font-weight-complex="normal"/>
    </style:style>
    <style:style style:name="P37" style:family="paragraph" style:parent-style-name="Text_20_body" style:list-style-name="L1">
      <style:text-properties fo:font-weight="normal" style:font-weight-asian="normal" style:font-weight-complex="normal"/>
    </style:style>
    <style:style style:name="P38" style:family="paragraph" style:parent-style-name="Text_20_body" style:list-style-name="L1">
      <style:text-properties fo:font-weight="normal" style:font-weight-asian="normal" style:font-weight-complex="normal"/>
    </style:style>
    <style:style style:name="P39" style:family="paragraph" style:parent-style-name="Text_20_body" style:list-style-name="L1">
      <style:text-properties fo:font-weight="normal" style:font-weight-asian="normal" style:font-weight-complex="normal"/>
    </style:style>
    <style:style style:name="P40" style:family="paragraph" style:parent-style-name="Text_20_body" style:list-style-name="L1">
      <style:text-properties fo:font-weight="normal" style:font-weight-asian="normal" style:font-weight-complex="normal"/>
    </style:style>
    <style:style style:name="P41" style:family="paragraph" style:parent-style-name="Text_20_body" style:list-style-name="L2">
      <style:text-properties fo:font-weight="normal" style:font-weight-asian="normal" style:font-weight-complex="normal"/>
    </style:style>
    <style:style style:name="P42" style:family="paragraph" style:parent-style-name="Text_20_body" style:list-style-name="L2">
      <style:text-properties fo:font-weight="normal" style:font-weight-asian="normal" style:font-weight-complex="normal"/>
    </style:style>
    <style:style style:name="P43" style:family="paragraph" style:parent-style-name="Text_20_body" style:list-style-name="L2">
      <style:text-properties fo:font-weight="normal" style:font-weight-asian="normal" style:font-weight-complex="normal"/>
    </style:style>
    <style:style style:name="P44" style:family="paragraph" style:parent-style-name="Text_20_body" style:list-style-name="L2">
      <style:text-properties fo:font-weight="normal" style:font-weight-asian="normal" style:font-weight-complex="normal"/>
    </style:style>
    <style:style style:name="P45" style:family="paragraph" style:parent-style-name="Text_20_body" style:list-style-name="L2">
      <style:text-properties fo:font-weight="normal" style:font-weight-asian="normal" style:font-weight-complex="normal"/>
    </style:style>
    <style:style style:name="P46" style:family="paragraph" style:parent-style-name="Text_20_body" style:list-style-name="L2">
      <style:text-properties fo:font-weight="normal" style:font-weight-asian="normal" style:font-weight-complex="normal"/>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3"/>
    <style:style style:name="P50" style:family="paragraph" style:parent-style-name="Text_20_body" style:list-style-name="L3"/>
    <style:style style:name="P51" style:family="paragraph" style:parent-style-name="Text_20_body" style:list-style-name="L3"/>
    <style:style style:name="P52" style:family="paragraph" style:parent-style-name="Text_20_body" style:list-style-name="L3"/>
    <style:style style:name="P53" style:family="paragraph" style:parent-style-name="Text_20_body" style:list-style-name="L3"/>
    <style:style style:name="P54" style:family="paragraph" style:parent-style-name="Text_20_body" style:list-style-name="L4">
      <style:text-properties fo:font-weight="bold" style:font-weight-asian="bold" style:font-weight-complex="bold"/>
    </style:style>
    <style:style style:name="P55" style:family="paragraph" style:parent-style-name="Text_20_body" style:list-style-name="L4">
      <style:text-properties fo:font-weight="bold" style:font-weight-asian="bold" style:font-weight-complex="bold"/>
    </style:style>
    <style:style style:name="P56" style:family="paragraph" style:parent-style-name="Text_20_body" style:list-style-name="L4"/>
    <style:style style:name="P57" style:family="paragraph" style:parent-style-name="Text_20_body" style:list-style-name="L6"/>
    <style:style style:name="P58" style:family="paragraph" style:parent-style-name="Text_20_body" style:list-style-name="L6"/>
    <style:style style:name="P59" style:family="paragraph" style:parent-style-name="Text_20_body" style:list-style-name="L6"/>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6"/>
    <style:style style:name="P63" style:family="paragraph" style:parent-style-name="Text_20_body" style:list-style-name="L6"/>
    <style:style style:name="P64" style:family="paragraph" style:parent-style-name="Text_20_body" style:list-style-name="L6"/>
    <style:style style:name="P65" style:family="paragraph" style:parent-style-name="Text_20_body" style:list-style-name="L6"/>
    <style:style style:name="P66" style:family="paragraph" style:parent-style-name="Text_20_body" style:list-style-name="L6"/>
    <style:style style:name="P67" style:family="paragraph" style:parent-style-name="Text_20_body" style:list-style-name="L6"/>
    <style:style style:name="P68" style:family="paragraph" style:parent-style-name="Text_20_body" style:list-style-name="L6"/>
    <style:style style:name="P69" style:family="paragraph" style:parent-style-name="Text_20_body" style:list-style-name="L6"/>
    <style:style style:name="P70" style:family="paragraph" style:parent-style-name="Text_20_body" style:list-style-name="L6"/>
    <style:style style:name="P71" style:family="paragraph" style:parent-style-name="Text_20_body" style:list-style-name="L6"/>
    <style:style style:name="P72" style:family="paragraph" style:parent-style-name="Standard" style:list-style-name="L5">
      <style:text-properties fo:font-weight="normal" style:font-weight-asian="normal" style:font-weight-complex="normal"/>
    </style:style>
    <style:style style:name="P73" style:family="paragraph" style:parent-style-name="Standard" style:list-style-name="L5">
      <style:text-properties fo:font-weight="normal" style:font-weight-asian="normal" style:font-weight-complex="normal"/>
    </style:style>
    <style:style style:name="P74" style:family="paragraph" style:parent-style-name="Standard" style:list-style-name="L5">
      <style:text-properties fo:font-weight="normal" style:font-weight-asian="normal" style:font-weight-complex="normal"/>
    </style:style>
    <style:style style:name="P75" style:family="paragraph" style:parent-style-name="Standard" style:list-style-name="L5">
      <style:text-properties fo:font-weight="normal" style:font-weight-asian="normal" style:font-weight-complex="normal"/>
    </style:style>
    <style:style style:name="P76" style:family="paragraph" style:parent-style-name="Standard" style:list-style-name="L5"/>
    <style:style style:name="P77" style:family="paragraph" style:parent-style-name="Standard" style:list-style-name="L5"/>
    <style:style style:name="P78" style:family="paragraph" style:parent-style-name="Standard" style:list-style-name="L5">
      <style:paragraph-properties fo:background-color="#ffcc99">
        <style:background-image/>
      </style:paragraph-properties>
      <style:text-properties fo:font-weight="normal" style:font-weight-asian="normal" style:font-weight-complex="normal"/>
    </style:style>
    <style:style style:name="P79" style:family="paragraph" style:parent-style-name="Standard" style:list-style-name="L5">
      <style:paragraph-properties fo:background-color="#ccffff">
        <style:background-image/>
      </style:paragraph-propertie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fo:font-weight="bold" style:font-weight-asian="bold" style:font-weight-complex="bold"/>
    </style:style>
    <style:style style:name="T4" style:family="text">
      <style:text-properties fo:font-size="10pt"/>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position="super 58%"/>
    </style:style>
    <style:style style:name="T7" style:family="text">
      <style:text-properties style:text-position="super 58%"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weight="bold" style:font-weight-asian="bold" style:font-weight-complex="bol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RAM Format Specification</text:p>
      <text:p text:style-name="Standard"/>
      <text:p text:style-name="P4">Author: <text:span text:style-name="T2">Josh Green &lt;</text:span><text:a xlink:type="simple" xlink:href="mailto:josh@resonance.org"><text:span text:style-name="T2">josh@resonance.org</text:span></text:a><text:span text:style-name="T2">&gt;</text:span></text:p>
      <text:p text:style-name="P4">Revision:<text:span text:style-name="T2"> 1.2</text:span></text:p>
      <text:p text:style-name="P4">Date:<text:span text:style-name="T2"> May 19, 2007</text:span></text:p>
      <text:p text:style-name="P4">URL:<text:span text:style-name="T2"> </text:span><text:a xlink:type="simple" xlink:href="http://cram.resonance.org/"><text:span text:style-name="T2">http://cram.resonance.org</text:span></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1 <text:a xlink:type="simple" xlink:href="#1.Revision history|outline" text:style-name="Internet_20_link" text:visited-style-name="Internet_20_link">Revision history</text:a><text:tab/>2</text:p>
          <text:p text:style-name="P25">2 <text:a xlink:type="simple" xlink:href="#2.About|outline" text:style-name="Internet_20_link" text:visited-style-name="Internet_20_link">About</text:a><text:tab/>3</text:p>
          <text:p text:style-name="P25">3 <text:a xlink:type="simple" xlink:href="#3.Features|outline" text:style-name="Internet_20_link" text:visited-style-name="Internet_20_link">Features</text:a><text:tab/>3</text:p>
          <text:p text:style-name="P25">4 <text:a xlink:type="simple" xlink:href="#4.File extensions|outline" text:style-name="Internet_20_link" text:visited-style-name="Internet_20_link">File extensions</text:a><text:tab/>3</text:p>
          <text:p text:style-name="P25">5 <text:a xlink:type="simple" xlink:href="#5.File identification|outline" text:style-name="Internet_20_link" text:visited-style-name="Internet_20_link">File identification</text:a><text:tab/>3</text:p>
          <text:p text:style-name="P25">6 <text:a xlink:type="simple" xlink:href="#6.EBML format|outline" text:style-name="Internet_20_link" text:visited-style-name="Internet_20_link">EBML format</text:a><text:tab/>4</text:p>
          <text:p text:style-name="P26">6.1 <text:a xlink:type="simple" xlink:href="#6.1.Variable length integers|outline" text:style-name="Internet_20_link" text:visited-style-name="Internet_20_link">Variable length integers</text:a><text:tab/>4</text:p>
          <text:p text:style-name="P26">6.2 <text:a xlink:type="simple" xlink:href="#6.2.EBML chunks|outline" text:style-name="Internet_20_link" text:visited-style-name="Internet_20_link">EBML chunks</text:a><text:tab/>4</text:p>
          <text:p text:style-name="P26">6.3 <text:a xlink:type="simple" xlink:href="#6.3.Data types|outline" text:style-name="Internet_20_link" text:visited-style-name="Internet_20_link">Data types</text:a><text:tab/>5</text:p>
          <text:p text:style-name="P26">6.4 <text:a xlink:type="simple" xlink:href="#6.4.CRC32 checksums|outline" text:style-name="Internet_20_link" text:visited-style-name="Internet_20_link">CRC32 checksums</text:a><text:tab/>5</text:p>
          <text:p text:style-name="P26">6.5 <text:a xlink:type="simple" xlink:href="#6.5.Errata|outline" text:style-name="Internet_20_link" text:visited-style-name="Internet_20_link">Errata</text:a><text:tab/>5</text:p>
          <text:p text:style-name="P25">7 <text:a xlink:type="simple" xlink:href="#7.CRAM format reference|outline" text:style-name="Internet_20_link" text:visited-style-name="Internet_20_link">CRAM format reference</text:a><text:tab/>6</text:p>
          <text:p text:style-name="P26">7.1 <text:a xlink:type="simple" xlink:href="#7.1.CRAM file format|outline" text:style-name="Internet_20_link" text:visited-style-name="Internet_20_link">CRAM file format</text:a><text:tab/>6</text:p>
          <text:p text:style-name="P26">7.2 <text:a xlink:type="simple" xlink:href="#7.2.FileChunk|outline" text:style-name="Internet_20_link" text:visited-style-name="Internet_20_link">FileChunk</text:a><text:tab/>6</text:p>
          <text:p text:style-name="P26">7.3 <text:a xlink:type="simple" xlink:href="#7.3.Relocation table|outline" text:style-name="Internet_20_link" text:visited-style-name="Internet_20_link">Relocation table</text:a><text:tab/>7</text:p>
          <text:p text:style-name="P26">7.4 <text:a xlink:type="simple" xlink:href="#7.4.Chunks listed by EBML ID|outline" text:style-name="Internet_20_link" text:visited-style-name="Internet_20_link">Chunks listed by EBML ID</text:a><text:tab/>8</text:p>
          <text:p text:style-name="P25">8 <text:a xlink:type="simple" xlink:href="#8.Cram format description|outline" text:style-name="Internet_20_link" text:visited-style-name="Internet_20_link">Cram format description</text:a><text:tab/>9</text:p>
          <text:p text:style-name="P26">8.1 <text:a xlink:type="simple" xlink:href="#8.1.CRAM format version history|outline" text:style-name="Internet_20_link" text:visited-style-name="Internet_20_link">CRAM format version history</text:a><text:tab/>9</text:p>
          <text:p text:style-name="P26">8.2 <text:a xlink:type="simple" xlink:href="#8.2.EBML chunk|outline" text:style-name="Internet_20_link" text:visited-style-name="Internet_20_link">EBML chunk</text:a><text:tab/>10</text:p>
          <text:p text:style-name="P26">8.3 <text:a xlink:type="simple" xlink:href="#8.3.CramInfo chunk|outline" text:style-name="Internet_20_link" text:visited-style-name="Internet_20_link">CramInfo chunk</text:a><text:tab/>10</text:p>
          <text:p text:style-name="P26">8.4 <text:a xlink:type="simple" xlink:href="#8.4.Flags|outline" text:style-name="Internet_20_link" text:visited-style-name="Internet_20_link">Flags</text:a><text:tab/>10</text:p>
          <text:p text:style-name="P26">8.5 <text:a xlink:type="simple" xlink:href="#8.5.FileChunk|outline" text:style-name="Internet_20_link" text:visited-style-name="Internet_20_link">FileChunk</text:a><text:tab/>11</text:p>
          <text:p text:style-name="P26">8.6 <text:a xlink:type="simple" xlink:href="#8.6.Grouping audio segments|outline" text:style-name="Internet_20_link" text:visited-style-name="Internet_20_link">Grouping audio segments</text:a><text:tab/>11</text:p>
          <text:p text:style-name="P26">8.7 <text:a xlink:type="simple" xlink:href="#8.7.Relocation table|outline" text:style-name="Internet_20_link" text:visited-style-name="Internet_20_link">Relocation table</text:a><text:tab/>12</text:p>
          <text:p text:style-name="P27">8.7.1 <text:a xlink:type="simple" xlink:href="#8.7.1.BinaryChunk|outline" text:style-name="Internet_20_link" text:visited-style-name="Internet_20_link">BinaryChunk</text:a><text:tab/>12</text:p>
          <text:p text:style-name="P27">8.7.2 <text:a xlink:type="simple" xlink:href="#8.7.2.FlacChunk and WavPackChunk|outline" text:style-name="Internet_20_link" text:visited-style-name="Internet_20_link">FlacChunk and WavPackChunk</text:a><text:tab/>12</text:p>
          <text:p text:style-name="P27">8.7.3 <text:a xlink:type="simple" xlink:href="#8.7.3.FlacSplitChunk and WavPackSplitChunk|outline" text:style-name="Internet_20_link" text:visited-style-name="Internet_20_link">FlacSplitChunk and WavPackSplitChunk</text:a><text:tab/>12</text:p>
          <text:p text:style-name="P26">8.8 <text:a xlink:type="simple" xlink:href="#8.8.CRAM hybrid lossless|outline" text:style-name="Internet_20_link" text:visited-style-name="Internet_20_link">CRAM hybrid lossless</text:a><text:tab/>13</text:p>
          <text:p text:style-name="P27">8.8.1 <text:a xlink:type="simple" xlink:href="#8.8.1.CRAM correction file|outline" text:style-name="Internet_20_link" text:visited-style-name="Internet_20_link">CRAM correction file</text:a><text:tab/>13</text:p>
          <text:p text:style-name="P25">9 <text:a xlink:type="simple" xlink:href="#9.Implementation notes|outline" text:style-name="Internet_20_link" text:visited-style-name="Internet_20_link">Implementation notes</text:a><text:tab/>14</text:p>
          <text:p text:style-name="P26">9.1 <text:a xlink:type="simple" xlink:href="#9.1.EBML chunk handling|outline" text:style-name="Internet_20_link" text:visited-style-name="Internet_20_link">EBML chunk handling</text:a><text:tab/>14</text:p>
          <text:p text:style-name="P26">9.2 <text:a xlink:type="simple" xlink:href="#9.2.Binary compression|outline" text:style-name="Internet_20_link" text:visited-style-name="Internet_20_link">Binary compression</text:a><text:tab/>14</text:p>
          <text:p text:style-name="P26">9.3 <text:a xlink:type="simple" xlink:href="#9.3.Audio compression|outline" text:style-name="Internet_20_link" text:visited-style-name="Internet_20_link">Audio compression</text:a><text:tab/>14</text:p>
          <text:p text:style-name="P26">9.4 <text:a xlink:type="simple" xlink:href="#9.4.FLAC compression|outline" text:style-name="Internet_20_link" text:visited-style-name="Internet_20_link">FLAC compression</text:a><text:tab/>14</text:p>
          <text:p text:style-name="P26">9.5 <text:a xlink:type="simple" xlink:href="#9.5.CRAM lossy files|outline" text:style-name="Internet_20_link" text:visited-style-name="Internet_20_link">CRAM lossy files</text:a><text:tab/>14</text:p>
        </text:index-body>
      </text:table-of-content>
      <text:p text:style-name="P9"/>
      <text:h text:style-name="P22" text:outline-level="1">Revision history</text:h>
      <text:p text:style-name="P1">Revision 1.2<text:span text:style-name="T2"> – May 19, 2007</text:span></text:p>
      <text:list text:style-name="L1">
        <text:list-item>
          <text:p text:style-name="P28">Switched to using non variable length encoded integers for fields, breaking backwards compatibility.</text:p>
        </text:list-item>
        <text:list-item>
          <text:p text:style-name="P28">Format version reset to <text:span text:style-name="T1">v1</text:span> (since it wasn't stored properly in older versions anyways)</text:p>
        </text:list-item>
        <text:list-item>
          <text:p text:style-name="P28">Previous versions (1-3) renamed to (0x81 – 0x83), to indicate the falsely stored version values</text:p>
        </text:list-item>
        <text:list-item>
          <text:p text:style-name="P28">DocType field should now come directly after the EBML chunk, to aid in file identification</text:p>
        </text:list-item>
        <text:list-item>
          <text:p text:style-name="P28">Added CRAMInfo chunk to contain Flags, Software and Comment fields. <text:s/>This was done so that the DocType signature is always a fixed offset (EBML chunk size always 1 byte), to aid in file identification.</text:p>
        </text:list-item>
        <text:list-item>
          <text:p text:style-name="P28">Added section on file identification including Unix <text:span text:style-name="T1">file</text:span><text:span text:style-name="T2"> utility magic.</text:span></text:p>
        </text:list-item>
        <text:list-item>
          <text:p text:style-name="P28">Removed AudioMD5 chunk and added FileMD5 chunk. This means that FileMD5 now requires a separate pass (needed anyways for out of order binary chunk storage). <text:s/>Section added in FileChunk description on MD5 sums.</text:p>
        </text:list-item>
        <text:list-item>
          <text:p text:style-name="P28">WavPackSplitChunk and FlacSplitChunk no longer used at the FileData level, since WavPackChunk and FlacChunk can be used for both split or non-split audio.</text:p>
        </text:list-item>
        <text:list-item>
          <text:p text:style-name="P28">CramInfo and Software field are now required, set max size of Software field to 64 bytes and Comment to 4096 bytes.</text:p>
        </text:list-item>
        <text:list-item>
          <text:p text:style-name="P28">EBMLVersion and EBMLReadVersion chunks no longer used (DocTypeVersion covers it).</text:p>
        </text:list-item>
        <text:list-item>
          <text:p text:style-name="P28">Added FileInfo chunk to contain information related fields.</text:p>
        </text:list-item>
        <text:list-item>
          <text:p text:style-name="P28">Added optional CRC-32 for CramInfo and FileInfo chunks.</text:p>
        </text:list-item>
        <text:list-item>
          <text:p text:style-name="P28">Chunk order should now be considered fixed to make it easier on the decoder implementation</text:p>
        </text:list-item>
      </text:list>
      <text:p text:style-name="P1">Revision 1.1<text:span text:style-name="T2"> – May 11, 2007</text:span></text:p>
      <text:list text:style-name="L2">
        <text:list-item>
          <text:p text:style-name="P41">Updated EBML ID tables to not use indentation (didn't work in HTML export)</text:p>
        </text:list-item>
        <text:list-item>
          <text:p text:style-name="P41"><text:span text:style-name="T2">Added SetAudioEntry and NextAudioEntry chunks for chaining audio segments and section on </text:span><text:a xlink:type="simple" xlink:href="#7.5.Grouping audio segments|outline"><text:span text:style-name="T2">grouping audio segments</text:span></text:a></text:p>
        </text:list-item>
        <text:list-item>
          <text:p text:style-name="P41">Clarification of RawSize for SampleSplit audio entries</text:p>
        </text:list-item>
        <text:list-item>
          <text:p text:style-name="P41">Added VerbatimChunk type</text:p>
        </text:list-item>
        <text:list-item>
          <text:p text:style-name="P41">Added signed int data type</text:p>
        </text:list-item>
        <text:list-item>
          <text:p text:style-name="P41">Other minor clarifications</text:p>
        </text:list-item>
      </text:list>
      <text:p text:style-name="P1">Revision 1.0<text:span text:style-name="T2"> – May 5, 2007</text:span></text:p>
      <text:list text:style-name="L2">
        <text:list-item text:start-value="1">
          <text:p text:style-name="P47"><text:span text:style-name="T2">Initial release of document describing </text:span><text:span text:style-name="T1">CRAM</text:span><text:span text:style-name="T2"> format version 4 (actually v1).</text:span></text:p>
        </text:list-item>
      </text:list>
      <text:p text:style-name="Text_20_body"/>
      <text:p text:style-name="P21"/>
      <text:h text:style-name="Heading_20_1" text:outline-level="1">About</text:h>
      <text:p text:style-name="Standard"><text:span text:style-name="T1">CRAM</text:span> is an acronym for “<text:span text:style-name="T1">C</text:span>ompress hyb<text:span text:style-name="T1">R</text:span>id <text:span text:style-name="T1">A</text:span>udio <text:span text:style-name="T1">M</text:span>edia”. <text:s/>It is an open file format that was created to handle the compression of files containing audio and binary. <text:s/>Better compression of audio can often be achieved by codecs specifically designed for audio (such as <text:a xlink:type="simple" xlink:href="http://flac.sourceforge.net/"><text:span text:style-name="T1">FLAC</text:span></text:a> or <text:a xlink:type="simple" xlink:href="http://www.wavpack.com/"><text:span text:style-name="T1">WavPack</text:span></text:a>) than a binary compressor<text:span text:style-name="T2">. <text:s/>CRAM utilizes audio codecs for audio (FLAC and WavPack currently) and binary compressors for binary (</text:span><text:span text:style-name="T1">bzlib </text:span><text:span text:style-name="T2">and </text:span><text:span text:style-name="T1">zlib </text:span><text:span text:style-name="T2">currently) which often yields a much higher compression ratio than if a purely binary compressor was used. <text:s/>Format specific encoders are created to handle the compression of a specific data format, but the decoder is generic, which means future support for the compression of other formats is backwards compatible. <text:s/>CRAM is currently specifically used for instrument file compression (such as </text:span><text:span text:style-name="T1">SoundFont</text:span><text:span text:style-name="T3">©</text:span><text:span text:style-name="T3"><text:note text:id="ftn1" text:note-class="footnote"><text:note-citation>1</text:note-citation><text:note-body><text:p text:style-name="Footnote">“SoundFont” is a registered trademark of E-mu Systems, Inc.</text:p></text:note-body></text:note></text:span><text:span text:style-name="T2">, </text:span><text:span text:style-name="T1">DLS</text:span><text:span text:style-name="T2"> and </text:span><text:span text:style-name="T1">GigaSampler</text:span><text:span text:style-name="T3">©</text:span><text:span text:style-name="T3"><text:note text:id="ftn2" text:note-class="footnote"><text:note-citation>2</text:note-citation><text:note-body><text:p text:style-name="Footnote">GigaSampler is a registered trademark of <text:span text:style-name="T4">Nemesys Music. Technology, Inc.</text:span></text:p></text:note-body></text:note></text:span><text:span text:style-name="T2">), but is not limited to this purpose.</text:span></text:p>
      <text:h text:style-name="Heading_20_1" text:outline-level="1">Features</text:h>
      <text:list text:style-name="L3">
        <text:list-item>
          <text:p text:style-name="P48">Open standard with <text:span text:style-name="T1">LGPL</text:span> licensed reference software implementation (<text:a xlink:type="simple" xlink:href="http://libinstpatch.resonance.org/"><text:span text:style-name="T1">libInstPatch</text:span></text:a>)</text:p>
        </text:list-item>
        <text:list-item>
          <text:p text:style-name="P48">Based on <text:a xlink:type="simple" xlink:href="http://ebml.sourceforge.net/"><text:span text:style-name="T1">EBML</text:span></text:a> (a binary XML like format) which provides flexibility in extending the format</text:p>
        </text:list-item>
        <text:list-item>
          <text:p text:style-name="P48">Compression of multiple files with paths in a single archive with time preservation</text:p>
        </text:list-item>
        <text:list-item>
          <text:p text:style-name="P48">Extensive audio format support including: 8/16/24/32 bit integer sample widths, floating point audio (<text:span text:style-name="T1">WavPack </text:span><text:span text:style-name="T2">only), stereo or mono (support for up to 8 audio channels is planned), signed or unsigned, big endian or little endian</text:span></text:p>
        </text:list-item>
        <text:list-item>
          <text:p text:style-name="P48"><text:span text:style-name="T2">Support for split stereo (mono audio segment pairs stored separately) and split sample data (such as 24 bit support in </text:span><text:span text:style-name="T1">SoundFont</text:span><text:span text:style-name="T3">©</text:span><text:span text:style-name="T2"> files where 16 bit and 8 bit sample width portions are stored separately).</text:span></text:p>
        </text:list-item>
        <text:list-item>
          <text:p text:style-name="P48"><text:span text:style-name="T2">Lossy/lossless hybrid mode (</text:span><text:span text:style-name="T1">WavPack</text:span><text:span text:style-name="T2"> only) where a much smaller lossy CRAM file can be stored with a separate correction file which when combined results in the original lossless data. The combined sizes of the files are only slightly larger than the equivalent lossless CRAM file. <text:s/>This allows for the creation of a smaller preview of a potentially large file.</text:span></text:p>
        </text:list-item>
      </text:list>
      <text:h text:style-name="Heading_20_1" text:outline-level="1">File extensions</text:h>
      <text:p text:style-name="Text_20_body">There are 3 file extensions used with CRAM.</text:p>
      <text:list text:style-name="L4">
        <text:list-item>
          <text:p text:style-name="P54">.cram<text:span text:style-name="T2"> – Used for lossless CRAM files</text:span></text:p>
        </text:list-item>
        <text:list-item>
          <text:p text:style-name="P54">.craml<text:span text:style-name="T2"> – Lossy CRAM file</text:span></text:p>
        </text:list-item>
        <text:list-item>
          <text:p text:style-name="P56"><text:span text:style-name="T1">.cramc</text:span><text:span text:style-name="T2"> – CRAM correction file</text:span></text:p>
        </text:list-item>
      </text:list>
      <text:h text:style-name="P24" text:outline-level="1">File identification</text:h>
      <text:p text:style-name="Text_20_body"><text:span text:style-name="T2">A CRAM file can be identified by the four EBML bytes 0x1A 0x45 0xDF 0xA3 at the beginning of the file. <text:s/>At offset 5 will be found the DocType ID consisting of 2 bytes 0x42 0x82. <text:s/>At offset 8 will be found the characters “CRAM”, “CRAML” or “CRAMC” for a lossless, lossy or correction CRAM file respectively. <text:s/>Below is the corresponding magic for the Unix </text:span><text:span text:style-name="T1">file</text:span><text:span text:style-name="T2"> utility.</text:span></text:p>
      <table:table table:name="Table10" table:style-name="Table10">
        <table:table-column table:style-name="Table10.A"/>
        <table:table-row>
          <table:table-cell table:style-name="Table10.A1" office:value-type="string">
            <text:p text:style-name="P18"># EBML id: </text:p>
            <text:p text:style-name="P18">0 <text:s text:c="14"/>belong <text:s text:c="9"/>0x1a45dfa3 </text:p>
            <text:p text:style-name="P18"># DocType id: </text:p>
            <text:p text:style-name="P18">&gt;5 <text:s text:c="13"/>beshort <text:s text:c="8"/>0x4282 </text:p>
            <text:p text:style-name="P18"># DocType contents: </text:p>
            <text:p text:style-name="P18">&gt;&gt;8 <text:s text:c="12"/>string <text:s text:c="9"/>CRAM <text:s text:c="7"/>CRAM archive data</text:p>
            <text:p text:style-name="P18">&gt;&gt;8 <text:s text:c="12"/>string <text:s text:c="9"/>CRAML <text:s text:c="6"/>CRAM lossy archive data</text:p>
            <text:p text:style-name="P18">&gt;&gt;8 <text:s text:c="12"/>string <text:s text:c="9"/>CRAMC <text:s text:c="6"/>CRAM correction data</text:p>
          </table:table-cell>
        </table:table-row>
      </table:table>
      <text:p text:style-name="Standard"/>
      <text:h text:style-name="P23" text:outline-level="1">EBML format</text:h>
      <text:p text:style-name="Text_20_body"><text:span text:style-name="T2">The following is an overview of the </text:span><text:span text:style-name="T1">EBML</text:span><text:span text:style-name="T2"> format, which is likely enough information to utilize the CRAM format. <text:s/>More information can be found though, on the </text:span><text:a xlink:type="simple" xlink:href="http://ebml.sourceforge.net/"><text:span text:style-name="T2">EBML website.</text:span></text:a></text:p>
      <text:h text:style-name="P19" text:outline-level="2">Variable length integers</text:h>
      <text:p text:style-name="Text_20_body"><text:span text:style-name="T2">One feature of EBML is variable length encoded integers. <text:s/>This is used for EBML chunk IDs and sizes. <text:s/>Of note is that </text:span><text:span text:style-name="T1">uint</text:span><text:span text:style-name="T2"> and </text:span><text:span text:style-name="T1">int </text:span><text:span text:style-name="T2">field values are not variable length encoded (the length of the integer can be inferred from the chunk size, this was also broken in previous CRAM format versions). <text:s/>EBML</text:span><text:span text:style-name="T1"> </text:span><text:span text:style-name="T2">stores integer values in </text:span><text:span text:style-name="T1">big endian</text:span><text:span text:style-name="T2"> byte order. <text:s/></text:span><text:span text:style-name="T5">The count of 0 bits in the first byte (starting from the most significant bit) + 1 determines the number of bytes that the integer is composed of. <text:s/>T</text:span><text:span text:style-name="T2">he following table illustrates thi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Size</text:p>
          </table:table-cell>
          <table:table-cell table:style-name="Table1.A1" office:value-type="string">
            <text:p text:style-name="P4">Range start (hex)</text:p>
          </table:table-cell>
          <table:table-cell table:style-name="Table1.A1" office:value-type="string">
            <text:p text:style-name="P4">Range end (hex)</text:p>
          </table:table-cell>
          <table:table-cell table:style-name="Table1.D1" office:value-type="string">
            <text:p text:style-name="P4">Effective range (decimal)</text:p>
          </table:table-cell>
        </table:table-row>
        <table:table-row>
          <table:table-cell table:style-name="Table1.A2" office:value-type="string">
            <text:p text:style-name="Standard">1</text:p>
          </table:table-cell>
          <table:table-cell table:style-name="Table1.A2" office:value-type="string">
            <text:p text:style-name="Standard">0x80</text:p>
          </table:table-cell>
          <table:table-cell table:style-name="Table1.A2" office:value-type="string">
            <text:p text:style-name="Standard">0xFE</text:p>
          </table:table-cell>
          <table:table-cell table:style-name="Table1.D2" office:value-type="string">
            <text:p text:style-name="Standard">0 to 2^7 - 2</text:p>
          </table:table-cell>
        </table:table-row>
        <table:table-row>
          <table:table-cell table:style-name="Table1.A2" office:value-type="string">
            <text:p text:style-name="Standard">2</text:p>
          </table:table-cell>
          <table:table-cell table:style-name="Table1.A2" office:value-type="string">
            <text:p text:style-name="Standard">0x4000</text:p>
          </table:table-cell>
          <table:table-cell table:style-name="Table1.A2" office:value-type="string">
            <text:p text:style-name="Standard">0x7FFE</text:p>
          </table:table-cell>
          <table:table-cell table:style-name="Table1.D2" office:value-type="string">
            <text:p text:style-name="Standard">0 to 2^14 - 2</text:p>
          </table:table-cell>
        </table:table-row>
        <table:table-row>
          <table:table-cell table:style-name="Table1.A2" office:value-type="string">
            <text:p text:style-name="Standard">3</text:p>
          </table:table-cell>
          <table:table-cell table:style-name="Table1.A2" office:value-type="string">
            <text:p text:style-name="Standard">0x200000</text:p>
          </table:table-cell>
          <table:table-cell table:style-name="Table1.A2" office:value-type="string">
            <text:p text:style-name="Standard">0x3FFFFE</text:p>
          </table:table-cell>
          <table:table-cell table:style-name="Table1.D2" office:value-type="string">
            <text:p text:style-name="Standard">0 to 2^21 - 2</text:p>
          </table:table-cell>
        </table:table-row>
        <table:table-row>
          <table:table-cell table:style-name="Table1.A2" office:value-type="string">
            <text:p text:style-name="Standard">4</text:p>
          </table:table-cell>
          <table:table-cell table:style-name="Table1.A2" office:value-type="string">
            <text:p text:style-name="Standard">0x10000000</text:p>
          </table:table-cell>
          <table:table-cell table:style-name="Table1.A2" office:value-type="string">
            <text:p text:style-name="Standard">0x1FFFFFFE</text:p>
          </table:table-cell>
          <table:table-cell table:style-name="Table1.D2" office:value-type="string">
            <text:p text:style-name="Standard">0 to 2^28 - 2</text:p>
          </table:table-cell>
        </table:table-row>
        <table:table-row>
          <table:table-cell table:style-name="Table1.A2" office:value-type="string">
            <text:p text:style-name="Standard">5</text:p>
          </table:table-cell>
          <table:table-cell table:style-name="Table1.A2" office:value-type="string">
            <text:p text:style-name="Standard">0x0800000000</text:p>
          </table:table-cell>
          <table:table-cell table:style-name="Table1.A2" office:value-type="string">
            <text:p text:style-name="Standard">0x0FFFFFFFFE</text:p>
          </table:table-cell>
          <table:table-cell table:style-name="Table1.D2" office:value-type="string">
            <text:p text:style-name="Standard">0 to 2^35 - 2</text:p>
          </table:table-cell>
        </table:table-row>
        <table:table-row>
          <table:table-cell table:style-name="Table1.A2" office:value-type="string">
            <text:p text:style-name="Standard">6</text:p>
          </table:table-cell>
          <table:table-cell table:style-name="Table1.A2" office:value-type="string">
            <text:p text:style-name="Standard">0x040000000000</text:p>
          </table:table-cell>
          <table:table-cell table:style-name="Table1.A2" office:value-type="string">
            <text:p text:style-name="Standard">0x07FFFFFFFFFE</text:p>
          </table:table-cell>
          <table:table-cell table:style-name="Table1.D2" office:value-type="string">
            <text:p text:style-name="Standard">0 to 2^42 - 2</text:p>
          </table:table-cell>
        </table:table-row>
        <table:table-row>
          <table:table-cell table:style-name="Table1.A2" office:value-type="string">
            <text:p text:style-name="Standard">7</text:p>
          </table:table-cell>
          <table:table-cell table:style-name="Table1.A2" office:value-type="string">
            <text:p text:style-name="Standard">0x02000000000000</text:p>
          </table:table-cell>
          <table:table-cell table:style-name="Table1.A2" office:value-type="string">
            <text:p text:style-name="Standard">0x03FFFFFFFFFFFE</text:p>
          </table:table-cell>
          <table:table-cell table:style-name="Table1.D2" office:value-type="string">
            <text:p text:style-name="Standard">0 to 2^49 - 2</text:p>
          </table:table-cell>
        </table:table-row>
        <table:table-row>
          <table:table-cell table:style-name="Table1.A2" office:value-type="string">
            <text:p text:style-name="Standard">8</text:p>
          </table:table-cell>
          <table:table-cell table:style-name="Table1.A2" office:value-type="string">
            <text:p text:style-name="Standard">0x0100000000000000</text:p>
          </table:table-cell>
          <table:table-cell table:style-name="Table1.A2" office:value-type="string">
            <text:p text:style-name="Standard">0x01FFFFFFFFFFFFFE</text:p>
          </table:table-cell>
          <table:table-cell table:style-name="Table1.D2" office:value-type="string">
            <text:p text:style-name="Standard">0 to 2^56 - 2</text:p>
          </table:table-cell>
        </table:table-row>
      </table:table>
      <text:p text:style-name="Preformatted_20_Text"/>
      <text:p text:style-name="P5"><text:span text:style-name="T1">For example:</text:span><text:span text:style-name="T2"> A value of 64 decimal (0x40 hex) could be stored as a single byte 0xC0, as a 2 byte integer 0x4040, as a 3 byte integer 0x200040, etc. <text:s/>A larger value such as 8192 decimal (0x2000 hex) would require at least 2 bytes to encode (0x6000). <text:s/>In this way values up to </text:span><text:span text:style-name="T1">2</text:span><text:span text:style-name="T7">56</text:span><text:span text:style-name="T1"> - 2</text:span><text:span text:style-name="T2"> can be stored in a space efficient manner (thats 72057594037927934 decimal).</text:span></text:p>
      <text:h text:style-name="P19" text:outline-level="2">EBML chunks</text:h>
      <text:p text:style-name="P2">An EBML chunk can be illustrated by the following table:</text:p>
      <table:table table:name="Table2" table:style-name="Table2">
        <table:table-column table:style-name="Table2.A"/>
        <table:table-column table:style-name="Table2.B"/>
        <table:table-column table:style-name="Table2.C"/>
        <table:table-row>
          <table:table-cell table:style-name="Table2.A1" office:value-type="string">
            <text:p text:style-name="P17">Field Name</text:p>
          </table:table-cell>
          <table:table-cell table:style-name="Table2.A1" office:value-type="string">
            <text:p text:style-name="P17">Data Type</text:p>
          </table:table-cell>
          <table:table-cell table:style-name="Table2.C1" office:value-type="string">
            <text:p text:style-name="P17">Example</text:p>
          </table:table-cell>
        </table:table-row>
        <table:table-row>
          <table:table-cell table:style-name="Table2.A2" office:value-type="string">
            <text:p text:style-name="Table_20_Contents">ID</text:p>
          </table:table-cell>
          <table:table-cell table:style-name="Table2.A2" office:value-type="string">
            <text:p text:style-name="Table_20_Contents">Variable length integer</text:p>
          </table:table-cell>
          <table:table-cell table:style-name="Table2.C2" office:value-type="string">
            <text:p text:style-name="Table_20_Contents">(1A)(45)(DF)(A3)</text:p>
          </table:table-cell>
        </table:table-row>
        <table:table-row>
          <table:table-cell table:style-name="Table2.A2" office:value-type="string">
            <text:p text:style-name="Table_20_Contents">Size</text:p>
          </table:table-cell>
          <table:table-cell table:style-name="Table2.A2" office:value-type="string">
            <text:p text:style-name="Table_20_Contents">Variable length integer</text:p>
          </table:table-cell>
          <table:table-cell table:style-name="Table2.C2" office:value-type="string">
            <text:p text:style-name="Table_20_Contents">(C0)</text:p>
          </table:table-cell>
        </table:table-row>
        <table:table-row>
          <table:table-cell table:style-name="Table2.A2" office:value-type="string">
            <text:p text:style-name="Table_20_Contents">Data</text:p>
          </table:table-cell>
          <table:table-cell table:style-name="Table2.A2" office:value-type="string">
            <text:p text:style-name="Table_20_Contents">Arbitrary binary data of <text:span text:style-name="T1">Size</text:span><text:span text:style-name="T2"> bytes</text:span></text:p>
          </table:table-cell>
          <table:table-cell table:style-name="Table2.C2" office:value-type="string">
            <text:p text:style-name="Table_20_Contents">64 bytes follow</text:p>
          </table:table-cell>
        </table:table-row>
      </table:table>
      <text:p text:style-name="P2"/>
      <text:p text:style-name="P2">To summarize: An EBML chunk consists of an ID, Size and the actual data of the chunk. <text:s/>The ID and Size are <text:a xlink:type="simple" xlink:href="#4.1.Variable length integers|outline">variable length integers</text:a> and the data in the chunk is arbitrary, although a format using EBML (such as CRAM) defines specific IDs for particular types of data.</text:p>
      <text:p text:style-name="P1">Example description</text:p>
      <text:p text:style-name="P2">In the above example the EBML ID is defined by 4 bytes (1A)(45)(DF)(A3), which is the EBML top level document ID. <text:s/>Following the ID is the size field which is stored as a single byte (C0) byte which has an effective value of 64 decimal. <text:s/>The payload of the chunk then follows at 64 bytes in size (in this case the payload would consist of additional EBML chunks, since the ID corresponds with the toplevel EBML document chunk).</text:p>
      <text:h text:style-name="P19" text:outline-level="2">Data types</text:h>
      <text:p text:style-name="P6">There are a number of predefined data types for use in EBML files and there are some additional ones that CRAM uses. <text:s/>The data types used by CRAM include:</text:p>
      <text:p text:style-name="P6"/>
      <table:table table:name="Table7" table:style-name="Table7">
        <table:table-column table:style-name="Table7.A"/>
        <table:table-column table:style-name="Table7.B"/>
        <table:table-row>
          <table:table-cell table:style-name="Table7.A1" office:value-type="string">
            <text:p text:style-name="P17">Data Type Name</text:p>
          </table:table-cell>
          <table:table-cell table:style-name="Table7.B1" office:value-type="string">
            <text:p text:style-name="P17">Description</text:p>
          </table:table-cell>
        </table:table-row>
        <table:table-row>
          <table:table-cell table:style-name="Table7.A2" office:value-type="string">
            <text:p text:style-name="Table_20_Contents">uint</text:p>
          </table:table-cell>
          <table:table-cell table:style-name="Table7.B2" office:value-type="string">
            <text:p text:style-name="Table_20_Contents">Integer from 1 to 8 bytes (not variable length encoded, since size can already be inferred from chunk size).</text:p>
          </table:table-cell>
        </table:table-row>
        <table:table-row>
          <table:table-cell table:style-name="Table7.A2" office:value-type="string">
            <text:p text:style-name="Table_20_Contents">int</text:p>
          </table:table-cell>
          <table:table-cell table:style-name="Table7.B2" office:value-type="string">
            <text:p text:style-name="Table_20_Contents">Like uint but the value is interpreted as a signed integer.</text:p>
          </table:table-cell>
        </table:table-row>
        <table:table-row>
          <table:table-cell table:style-name="Table7.A2" office:value-type="string">
            <text:p text:style-name="Table_20_Contents">string</text:p>
          </table:table-cell>
          <table:table-cell table:style-name="Table7.B2" office:value-type="string">
            <text:p text:style-name="Table_20_Contents">Printable ASCII (0x20 to 0x7E)</text:p>
          </table:table-cell>
        </table:table-row>
        <table:table-row>
          <table:table-cell table:style-name="Table7.A2" office:value-type="string">
            <text:p text:style-name="Table_20_Contents">UTF8</text:p>
          </table:table-cell>
          <table:table-cell table:style-name="Table7.B2" office:value-type="string">
            <text:p text:style-name="Table_20_Contents">Unicode string</text:p>
          </table:table-cell>
        </table:table-row>
        <table:table-row>
          <table:table-cell table:style-name="Table7.A2" office:value-type="string">
            <text:p text:style-name="Table_20_Contents">elements</text:p>
          </table:table-cell>
          <table:table-cell table:style-name="Table7.B2" office:value-type="string">
            <text:p text:style-name="Table_20_Contents">Embedded EBML elements</text:p>
          </table:table-cell>
        </table:table-row>
        <table:table-row>
          <table:table-cell table:style-name="Table7.A2" office:value-type="string">
            <text:p text:style-name="Table_20_Contents">binary</text:p>
          </table:table-cell>
          <table:table-cell table:style-name="Table7.B2" office:value-type="string">
            <text:p text:style-name="Table_20_Contents">Block of binary data</text:p>
          </table:table-cell>
        </table:table-row>
        <table:table-row>
          <table:table-cell table:style-name="Table7.A2" office:value-type="string">
            <text:p text:style-name="Table_20_Contents">MD5</text:p>
          </table:table-cell>
          <table:table-cell table:style-name="Table7.B2" office:value-type="string">
            <text:p text:style-name="Table_20_Contents">16 byte (128 bit) MD5 sum</text:p>
          </table:table-cell>
        </table:table-row>
        <table:table-row>
          <table:table-cell table:style-name="Table7.A2" office:value-type="string">
            <text:p text:style-name="Table_20_Contents">CRC32</text:p>
          </table:table-cell>
          <table:table-cell table:style-name="Table7.B2" office:value-type="string">
            <text:p text:style-name="Table_20_Contents">4 byte integer CRC-32 signature</text:p>
          </table:table-cell>
        </table:table-row>
      </table:table>
      <text:p text:style-name="P6"/>
      <text:h text:style-name="Heading_20_2" text:outline-level="2">CRC32 checksums</text:h>
      <text:p text:style-name="Text_20_body"><text:span text:style-name="T2">CRC32 checksums can be optionally used for the CramInfo and FileInfo chunks. <text:s/>It is recommended that they are present in order to catch corruption of information, although decoders should attempt to continue even if the CRC fails. <text:s/>The compressed audio/binary data itself is protected by MD5 checksums. <text:s/>The file relocation tables use an Adler-32 checksum in the case of </text:span><text:span text:style-name="T1">zlib</text:span><text:span text:style-name="T2"> (bzlib has its own CRC32 built in).</text:span></text:p>
      <text:h text:style-name="Heading_20_2" text:outline-level="2">Errata</text:h>
      <text:p text:style-name="P2">Versions <text:span text:style-name="T1">0x81 </text:span><text:span text:style-name="T2">through </text:span><text:span text:style-name="T1">0x83 </text:span><text:span text:style-name="T2">of </text:span>the CRAM format were broken. <text:s/>All integer field values were stored as variable length encoded integers (what is used for the CRAM chunk IDs and sizes). <text:s/>This was not only unnecessary (integer length can be inferred from chunk size) but also contrary to EBML spec. <text:s/>Since CRAM was not yet widely (if at all) used, it was decided to break backwards compatibility and set things right. <text:s/>Integer fields are now just stored as regular big endian values.</text:p>
      <text:p text:style-name="P2">Older CRAM files can be detected by the falsely written EBMLVersion chunk (should be the first chunk within the top EBML chunk). <text:s/>The value 0x81 (129 decimal) will be found, which corresponds to a variable length encoded value of 1. <text:s/>The correct value is just a single byte containing 0x01.</text:p>
      <text:h text:style-name="Heading_20_1" text:outline-level="1">CRAM format reference</text:h>
      <text:list text:style-name="L5">
        <text:list-item>
          <text:p text:style-name="P72">First column defines if field is required ('*' indicates requirement).</text:p>
        </text:list-item>
        <text:list-item>
          <text:p text:style-name="P72">(XX) defines a hex byte value</text:p>
        </text:list-item>
        <text:list-item>
          <text:p text:style-name="P76"><text:span text:style-name="T2">(</text:span><text:span text:style-name="T1">vN</text:span><text:span text:style-name="T2">) indicates a specific CRAM format version requirement.</text:span></text:p>
        </text:list-item>
        <text:list-item>
          <text:p text:style-name="P76"><text:span text:style-name="T2">Refer to </text:span><text:a xlink:type="simple" xlink:href="#4.3.Data types|outline"><text:span text:style-name="T2">Data Types</text:span></text:a><text:span text:style-name="T2"> for details on the data types in the following tables.</text:span></text:p>
        </text:list-item>
        <text:list-item>
          <text:p text:style-name="P72">“[]” is used to indicate one or more values (an array)</text:p>
        </text:list-item>
        <text:list-item>
          <text:p text:style-name="P72">'|' is used to illustrate the embedded tree structure of the EBML chunks</text:p>
        </text:list-item>
        <text:list-item>
          <text:p text:style-name="P78">This color indicates chunks which contain embedded chunks</text:p>
        </text:list-item>
        <text:list-item>
          <text:p text:style-name="P79">This color indicates the chunk is further defined in another table</text:p>
        </text:list-item>
      </text:list>
      <text:h text:style-name="Heading_20_2" text:outline-level="2">CRAM file format</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Standard"/>
          </table:table-cell>
          <table:table-cell table:style-name="Table3.A1" office:value-type="string">
            <text:p text:style-name="P4">Field Name</text:p>
          </table:table-cell>
          <table:table-cell table:style-name="Table3.A1" office:value-type="string">
            <text:p text:style-name="P4">EBML ID</text:p>
          </table:table-cell>
          <table:table-cell table:style-name="Table3.A1" office:value-type="string">
            <text:p text:style-name="P4">Data Type</text:p>
          </table:table-cell>
          <table:table-cell table:style-name="Table3.E1" office:value-type="string">
            <text:p text:style-name="P4">Description</text:p>
          </table:table-cell>
        </table:table-row>
        <table:table-row>
          <table:table-cell table:style-name="Table3.A2" office:value-type="string">
            <text:p text:style-name="Standard">*</text:p>
          </table:table-cell>
          <table:table-cell table:style-name="Table3.B2" office:value-type="string">
            <text:p text:style-name="P16">EBML chunk</text:p>
          </table:table-cell>
          <table:table-cell table:style-name="Table3.A2" office:value-type="string">
            <text:p text:style-name="Standard">(1A)(45)(DF)(A3)</text:p>
          </table:table-cell>
          <table:table-cell table:style-name="Table3.A2" office:value-type="string">
            <text:p text:style-name="Standard">elements</text:p>
          </table:table-cell>
          <table:table-cell table:style-name="Table3.E2" office:value-type="string">
            <text:p text:style-name="Standard">EBML document chunk.</text:p>
          </table:table-cell>
        </table:table-row>
        <table:table-row>
          <table:table-cell table:style-name="Table3.A2" office:value-type="string">
            <text:p text:style-name="Standard">*</text:p>
          </table:table-cell>
          <table:table-cell table:style-name="Table3.B3" office:value-type="string">
            <text:p text:style-name="P7"><text:s/>| DocType</text:p>
          </table:table-cell>
          <table:table-cell table:style-name="Table3.A2" office:value-type="string">
            <text:p text:style-name="Standard">(42)(82)</text:p>
          </table:table-cell>
          <table:table-cell table:style-name="Table3.A2" office:value-type="string">
            <text:p text:style-name="Standard">string</text:p>
          </table:table-cell>
          <table:table-cell table:style-name="Table3.E2" office:value-type="string">
            <text:p text:style-name="Standard">“CRAM”, “CRAML”, or “CRAMC</text:p>
          </table:table-cell>
        </table:table-row>
        <table:table-row>
          <table:table-cell table:style-name="Table3.A2" office:value-type="string">
            <text:p text:style-name="Standard">*</text:p>
          </table:table-cell>
          <table:table-cell table:style-name="Table3.B3" office:value-type="string">
            <text:p text:style-name="P7"><text:s/>| DocTypeVersion</text:p>
          </table:table-cell>
          <table:table-cell table:style-name="Table3.A2" office:value-type="string">
            <text:p text:style-name="Standard">(42)(87)</text:p>
          </table:table-cell>
          <table:table-cell table:style-name="Table3.A2" office:value-type="string">
            <text:p text:style-name="Standard">uint</text:p>
          </table:table-cell>
          <table:table-cell table:style-name="Table3.E2" office:value-type="string">
            <text:p text:style-name="Standard">CRAM format version = 1.</text:p>
          </table:table-cell>
        </table:table-row>
        <table:table-row>
          <table:table-cell table:style-name="Table3.A2" office:value-type="string">
            <text:p text:style-name="Standard">*</text:p>
          </table:table-cell>
          <table:table-cell table:style-name="Table3.B3" office:value-type="string">
            <text:p text:style-name="P7"><text:s/>| DocTypeReadVersion</text:p>
          </table:table-cell>
          <table:table-cell table:style-name="Table3.A2" office:value-type="string">
            <text:p text:style-name="Standard">(42)(85)</text:p>
          </table:table-cell>
          <table:table-cell table:style-name="Table3.A2" office:value-type="string">
            <text:p text:style-name="Standard">uint</text:p>
          </table:table-cell>
          <table:table-cell table:style-name="Table3.E2" office:value-type="string">
            <text:p text:style-name="Standard">CRAM read version required = 1.</text:p>
          </table:table-cell>
        </table:table-row>
        <table:table-row>
          <table:table-cell table:style-name="Table3.A2" office:value-type="string">
            <text:p text:style-name="Standard">*</text:p>
          </table:table-cell>
          <table:table-cell table:style-name="Table3.B2" office:value-type="string">
            <text:p text:style-name="P8">CramInfo chunk</text:p>
          </table:table-cell>
          <table:table-cell table:style-name="Table3.A2" office:value-type="string">
            <text:p text:style-name="Standard">(41)(80)</text:p>
          </table:table-cell>
          <table:table-cell table:style-name="Table3.A2" office:value-type="string">
            <text:p text:style-name="Standard">elements</text:p>
          </table:table-cell>
          <table:table-cell table:style-name="Table3.E2" office:value-type="string">
            <text:p text:style-name="Standard">Information for entire CRAM file</text:p>
          </table:table-cell>
        </table:table-row>
        <table:table-row>
          <table:table-cell table:style-name="Table3.A2" office:value-type="string">
            <text:p text:style-name="Standard">*</text:p>
          </table:table-cell>
          <table:table-cell table:style-name="Table3.B3" office:value-type="string">
            <text:p text:style-name="P7"><text:s/>| Software</text:p>
          </table:table-cell>
          <table:table-cell table:style-name="Table3.A2" office:value-type="string">
            <text:p text:style-name="Standard">(61)(3C)</text:p>
          </table:table-cell>
          <table:table-cell table:style-name="Table3.A2" office:value-type="string">
            <text:p text:style-name="Standard">string</text:p>
          </table:table-cell>
          <table:table-cell table:style-name="Table3.E2" office:value-type="string">
            <text:p text:style-name="Standard">Software name and version</text:p>
          </table:table-cell>
        </table:table-row>
        <table:table-row>
          <table:table-cell table:style-name="Table3.A2" office:value-type="string">
            <text:p text:style-name="Standard"/>
          </table:table-cell>
          <table:table-cell table:style-name="Table3.B3" office:value-type="string">
            <text:p text:style-name="P7"><text:s/>| Flags</text:p>
          </table:table-cell>
          <table:table-cell table:style-name="Table3.A2" office:value-type="string">
            <text:p text:style-name="Standard">(61)(31)</text:p>
          </table:table-cell>
          <table:table-cell table:style-name="Table3.A2" office:value-type="string">
            <text:p text:style-name="Standard">uint</text:p>
          </table:table-cell>
          <table:table-cell table:style-name="Table3.E2" office:value-type="string">
            <text:p text:style-name="Standard"><text:a xlink:type="simple" xlink:href="#6.1.Flags|outline">See Flags</text:a></text:p>
          </table:table-cell>
        </table:table-row>
        <table:table-row>
          <table:table-cell table:style-name="Table3.A2" office:value-type="string">
            <text:p text:style-name="Standard"/>
          </table:table-cell>
          <table:table-cell table:style-name="Table3.B3" office:value-type="string">
            <text:p text:style-name="P7"><text:s/>| Comment</text:p>
          </table:table-cell>
          <table:table-cell table:style-name="Table3.A2" office:value-type="string">
            <text:p text:style-name="Standard">(61)(45)</text:p>
          </table:table-cell>
          <table:table-cell table:style-name="Table3.A2" office:value-type="string">
            <text:p text:style-name="Standard">UTF8</text:p>
          </table:table-cell>
          <table:table-cell table:style-name="Table3.E2" office:value-type="string">
            <text:p text:style-name="Standard">Comment with '\n' newline chars.</text:p>
          </table:table-cell>
        </table:table-row>
        <table:table-row>
          <table:table-cell table:style-name="Table3.A2" office:value-type="string">
            <text:p text:style-name="Standard"/>
          </table:table-cell>
          <table:table-cell table:style-name="Table3.B3" office:value-type="string">
            <text:p text:style-name="P15"><text:s/>| CRC-32</text:p>
          </table:table-cell>
          <table:table-cell table:style-name="Table3.A2" office:value-type="string">
            <text:p text:style-name="Standard">(BF)</text:p>
          </table:table-cell>
          <table:table-cell table:style-name="Table3.A2" office:value-type="string">
            <text:p text:style-name="Standard">CRC32</text:p>
          </table:table-cell>
          <table:table-cell table:style-name="Table3.E2" office:value-type="string">
            <text:p text:style-name="Standard">Checksum of CramInfo data</text:p>
          </table:table-cell>
        </table:table-row>
        <table:table-row>
          <table:table-cell table:style-name="Table3.A2" office:value-type="string">
            <text:p text:style-name="Standard">*</text:p>
          </table:table-cell>
          <table:table-cell table:style-name="Table3.B11" office:value-type="string">
            <text:p text:style-name="P15"><text:span text:style-name="T1">FileChunks</text:span>[]</text:p>
          </table:table-cell>
          <table:table-cell table:style-name="Table3.A2" office:value-type="string">
            <text:p text:style-name="Standard">(41)(81)</text:p>
          </table:table-cell>
          <table:table-cell table:style-name="Table3.A2" office:value-type="string">
            <text:p text:style-name="Standard">elements</text:p>
          </table:table-cell>
          <table:table-cell table:style-name="Table3.E2" office:value-type="string">
            <text:p text:style-name="Standard">One or more file chunks</text:p>
          </table:table-cell>
        </table:table-row>
        <table:table-row>
          <table:table-cell table:style-name="Table3.A2" office:value-type="string">
            <text:p text:style-name="Standard">*</text:p>
          </table:table-cell>
          <table:table-cell table:style-name="Table3.B3" office:value-type="string">
            <text:p text:style-name="Standard">FileEnd</text:p>
          </table:table-cell>
          <table:table-cell table:style-name="Table3.A2" office:value-type="string">
            <text:p text:style-name="Standard">(41)(8C)</text:p>
          </table:table-cell>
          <table:table-cell table:style-name="Table3.A2" office:value-type="string">
            <text:p text:style-name="Standard">empty</text:p>
          </table:table-cell>
          <table:table-cell table:style-name="Table3.E2" office:value-type="string">
            <text:p text:style-name="Standard">End of file chunk.</text:p>
          </table:table-cell>
        </table:table-row>
      </table:table>
      <text:h text:style-name="Heading_20_2" text:outline-level="2">FileChunk</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Standard"/>
            </table:table-cell>
            <table:table-cell table:style-name="Table4.A1" office:value-type="string">
              <text:p text:style-name="P4">Field Name</text:p>
            </table:table-cell>
            <table:table-cell table:style-name="Table4.A1" office:value-type="string">
              <text:p text:style-name="P4">EBML ID</text:p>
            </table:table-cell>
            <table:table-cell table:style-name="Table4.A1" office:value-type="string">
              <text:p text:style-name="P4">Data Type</text:p>
            </table:table-cell>
            <table:table-cell table:style-name="Table4.E1" office:value-type="string">
              <text:p text:style-name="P4">Description</text:p>
            </table:table-cell>
          </table:table-row>
        </table:table-header-rows>
        <table:table-row>
          <table:table-cell table:style-name="Table4.A2" office:value-type="string">
            <text:p text:style-name="Standard">*</text:p>
          </table:table-cell>
          <table:table-cell table:style-name="Table4.B2" office:value-type="string">
            <text:p text:style-name="P14">FileChunk</text:p>
          </table:table-cell>
          <table:table-cell table:style-name="Table4.A2" office:value-type="string">
            <text:p text:style-name="Standard">(41)(81)</text:p>
          </table:table-cell>
          <table:table-cell table:style-name="Table4.A2" office:value-type="string">
            <text:p text:style-name="Standard">elements</text:p>
          </table:table-cell>
          <table:table-cell table:style-name="Table4.E2" office:value-type="string">
            <text:p text:style-name="Standard">Defines a file in a CRAM archive.</text:p>
          </table:table-cell>
        </table:table-row>
        <table:table-row>
          <table:table-cell table:style-name="Table4.A2" office:value-type="string">
            <text:p text:style-name="Standard">*</text:p>
          </table:table-cell>
          <table:table-cell table:style-name="Table4.B2" office:value-type="string">
            <text:p text:style-name="Standard"><text:s/>| <text:span text:style-name="T8">FileInfo</text:span></text:p>
          </table:table-cell>
          <table:table-cell table:style-name="Table4.A2" office:value-type="string">
            <text:p text:style-name="Standard">(41)(84)</text:p>
          </table:table-cell>
          <table:table-cell table:style-name="Table4.A2" office:value-type="string">
            <text:p text:style-name="Standard">elements</text:p>
          </table:table-cell>
          <table:table-cell table:style-name="Table4.E2" office:value-type="string">
            <text:p text:style-name="Standard">File information chunk</text:p>
          </table:table-cell>
        </table:table-row>
        <table:table-row>
          <table:table-cell table:style-name="Table4.A2" office:value-type="string">
            <text:p text:style-name="Standard">*</text:p>
          </table:table-cell>
          <table:table-cell table:style-name="Table4.B4" office:value-type="string">
            <text:p text:style-name="Standard"><text:s/>| | FileSize</text:p>
          </table:table-cell>
          <table:table-cell table:style-name="Table4.A2" office:value-type="string">
            <text:p text:style-name="Standard">(61)(53)</text:p>
          </table:table-cell>
          <table:table-cell table:style-name="Table4.A2" office:value-type="string">
            <text:p text:style-name="Standard">uint</text:p>
          </table:table-cell>
          <table:table-cell table:style-name="Table4.E2" office:value-type="string">
            <text:p text:style-name="Standard">Original file size.</text:p>
          </table:table-cell>
        </table:table-row>
        <table:table-row>
          <table:table-cell table:style-name="Table4.A2" office:value-type="string">
            <text:p text:style-name="Standard">*</text:p>
          </table:table-cell>
          <table:table-cell table:style-name="Table4.B4" office:value-type="string">
            <text:p text:style-name="Standard"><text:s/>| | FileName</text:p>
          </table:table-cell>
          <table:table-cell table:style-name="Table4.A2" office:value-type="string">
            <text:p text:style-name="Standard">(61)(57)</text:p>
          </table:table-cell>
          <table:table-cell table:style-name="Table4.A2" office:value-type="string">
            <text:p text:style-name="Standard">UTF8</text:p>
          </table:table-cell>
          <table:table-cell table:style-name="Table4.E2" office:value-type="string">
            <text:p text:style-name="Standard">Relative path delimited by '/'s.</text:p>
          </table:table-cell>
        </table:table-row>
        <table:table-row>
          <table:table-cell table:style-name="Table4.A2" office:value-type="string">
            <text:p text:style-name="Standard"/>
          </table:table-cell>
          <table:table-cell table:style-name="Table4.B4" office:value-type="string">
            <text:p text:style-name="Standard"><text:s/>| | FileDate</text:p>
          </table:table-cell>
          <table:table-cell table:style-name="Table4.A2" office:value-type="string">
            <text:p text:style-name="Standard">(61)(5C)</text:p>
          </table:table-cell>
          <table:table-cell table:style-name="Table4.A2" office:value-type="string">
            <text:p text:style-name="Standard">uint</text:p>
          </table:table-cell>
          <table:table-cell table:style-name="Table4.E2" office:value-type="string">
            <text:p text:style-name="Standard">Unix 32 bit timestamp.</text:p>
          </table:table-cell>
        </table:table-row>
        <table:table-row>
          <table:table-cell table:style-name="Table4.A2" office:value-type="string">
            <text:p text:style-name="Standard"/>
          </table:table-cell>
          <table:table-cell table:style-name="Table4.B4" office:value-type="string">
            <text:p text:style-name="Standard"><text:s/>| | Flags</text:p>
          </table:table-cell>
          <table:table-cell table:style-name="Table4.A2" office:value-type="string">
            <text:p text:style-name="Standard">(61)(31)</text:p>
          </table:table-cell>
          <table:table-cell table:style-name="Table4.A2" office:value-type="string">
            <text:p text:style-name="Standard">uint</text:p>
          </table:table-cell>
          <table:table-cell table:style-name="Table4.E2" office:value-type="string">
            <text:p text:style-name="Standard"><text:a xlink:type="simple" xlink:href="#6.1.Flags|outline">See Flags</text:a></text:p>
          </table:table-cell>
        </table:table-row>
        <table:table-row>
          <table:table-cell table:style-name="Table4.A2" office:value-type="string">
            <text:p text:style-name="Standard"/>
          </table:table-cell>
          <table:table-cell table:style-name="Table4.B4" office:value-type="string">
            <text:p text:style-name="Standard"><text:s/>| | CRC-32</text:p>
          </table:table-cell>
          <table:table-cell table:style-name="Table4.A2" office:value-type="string">
            <text:p text:style-name="Standard">(BF)</text:p>
          </table:table-cell>
          <table:table-cell table:style-name="Table4.A2" office:value-type="string">
            <text:p text:style-name="Standard">CRC32</text:p>
          </table:table-cell>
          <table:table-cell table:style-name="Table4.E2" office:value-type="string">
            <text:p text:style-name="Standard">Checksum of FileInfo data</text:p>
          </table:table-cell>
        </table:table-row>
        <table:table-row>
          <table:table-cell table:style-name="Table4.A2" office:value-type="string">
            <text:p text:style-name="Standard">*</text:p>
          </table:table-cell>
          <table:table-cell table:style-name="Table4.B2" office:value-type="string">
            <text:p text:style-name="Standard"><text:s/>| <text:span text:style-name="T8">F</text:span><text:span text:style-name="T9">ileData</text:span></text:p>
          </table:table-cell>
          <table:table-cell table:style-name="Table4.A2" office:value-type="string">
            <text:p text:style-name="Standard">(41)(95)</text:p>
          </table:table-cell>
          <table:table-cell table:style-name="Table4.A2" office:value-type="string">
            <text:p text:style-name="Standard">elements</text:p>
          </table:table-cell>
          <table:table-cell table:style-name="Table4.E2" office:value-type="string">
            <text:p text:style-name="Standard">Stores compressed audio and binary</text:p>
          </table:table-cell>
        </table:table-row>
        <table:table-row>
          <table:table-cell table:style-name="Table4.A2" office:value-type="string">
            <text:p text:style-name="Standard"/>
          </table:table-cell>
          <table:table-cell table:style-name="Table4.B4" office:value-type="string">
            <text:p text:style-name="Standard"><text:s/>| | BinaryChunk</text:p>
          </table:table-cell>
          <table:table-cell table:style-name="Table4.A2" office:value-type="string">
            <text:p text:style-name="Standard">(C2)</text:p>
          </table:table-cell>
          <table:table-cell table:style-name="Table4.A2" office:value-type="string">
            <text:p text:style-name="Standard">binary</text:p>
          </table:table-cell>
          <table:table-cell table:style-name="Table4.E2" office:value-type="string">
            <text:p text:style-name="Standard">Compressed binary chunk</text:p>
          </table:table-cell>
        </table:table-row>
        <table:table-row>
          <table:table-cell table:style-name="Table4.A2" office:value-type="string">
            <text:p text:style-name="Standard"/>
          </table:table-cell>
          <table:table-cell table:style-name="Table4.B4" office:value-type="string">
            <text:p text:style-name="Standard"><text:s/>| | FlacChunk</text:p>
          </table:table-cell>
          <table:table-cell table:style-name="Table4.A2" office:value-type="string">
            <text:p text:style-name="Standard">(D3)</text:p>
          </table:table-cell>
          <table:table-cell table:style-name="Table4.A2" office:value-type="string">
            <text:p text:style-name="Standard">binary</text:p>
          </table:table-cell>
          <table:table-cell table:style-name="Table4.E2" office:value-type="string">
            <text:p text:style-name="Standard">Compressed FLAC audio chunk</text:p>
          </table:table-cell>
        </table:table-row>
        <table:table-row>
          <table:table-cell table:style-name="Table4.A2" office:value-type="string">
            <text:p text:style-name="Standard"/>
          </table:table-cell>
          <table:table-cell table:style-name="Table4.B4" office:value-type="string">
            <text:p text:style-name="Standard"><text:s/>| | WavPackChunk</text:p>
          </table:table-cell>
          <table:table-cell table:style-name="Table4.A2" office:value-type="string">
            <text:p text:style-name="Standard">(D9)</text:p>
          </table:table-cell>
          <table:table-cell table:style-name="Table4.A2" office:value-type="string">
            <text:p text:style-name="Standard">binary</text:p>
          </table:table-cell>
          <table:table-cell table:style-name="Table4.E2" office:value-type="string">
            <text:p text:style-name="Standard">Compressed WavPack audio chunk</text:p>
          </table:table-cell>
        </table:table-row>
        <table:table-row>
          <table:table-cell table:style-name="Table4.A2" office:value-type="string">
            <text:p text:style-name="Standard"/>
          </table:table-cell>
          <table:table-cell table:style-name="Table4.B4" office:value-type="string">
            <text:p text:style-name="Standard"><text:s/>| | VerbatimChunk</text:p>
          </table:table-cell>
          <table:table-cell table:style-name="Table4.A2" office:value-type="string">
            <text:p text:style-name="Standard">(C7)</text:p>
          </table:table-cell>
          <table:table-cell table:style-name="Table4.A2" office:value-type="string">
            <text:p text:style-name="Standard">binary</text:p>
          </table:table-cell>
          <table:table-cell table:style-name="Table4.E2" office:value-type="string">
            <text:p text:style-name="Standard">Verbatim uncompressed data</text:p>
          </table:table-cell>
        </table:table-row>
        <table:table-row>
          <table:table-cell table:style-name="Table4.A2" office:value-type="string">
            <text:p text:style-name="Standard"/>
          </table:table-cell>
          <table:table-cell table:style-name="Table4.B4" office:value-type="string">
            <text:p text:style-name="Standard"><text:s/>| | SetAudioEntry</text:p>
          </table:table-cell>
          <table:table-cell table:style-name="Table4.A2" office:value-type="string">
            <text:p text:style-name="Standard">(C4)</text:p>
          </table:table-cell>
          <table:table-cell table:style-name="Table4.A2" office:value-type="string">
            <text:p text:style-name="Standard">int</text:p>
          </table:table-cell>
          <table:table-cell table:style-name="Table4.E2" office:value-type="string">
            <text:p text:style-name="Standard">See <text:a xlink:type="simple" xlink:href="#6.5.Grouping audio segments|outline">Grouping audio segments</text:a></text:p>
          </table:table-cell>
        </table:table-row>
        <table:table-row>
          <table:table-cell table:style-name="Table4.A2" office:value-type="string">
            <text:p text:style-name="Standard">*</text:p>
          </table:table-cell>
          <table:table-cell table:style-name="Table4.B15" office:value-type="string">
            <text:p text:style-name="Standard"><text:s/>| <text:span text:style-name="T10">RelocTable</text:span></text:p>
          </table:table-cell>
          <table:table-cell table:style-name="Table4.A2" office:value-type="string">
            <text:p text:style-name="Standard">(41)(A5)</text:p>
          </table:table-cell>
          <table:table-cell table:style-name="Table4.A2" office:value-type="string">
            <text:p text:style-name="Standard">elements</text:p>
          </table:table-cell>
          <table:table-cell table:style-name="Table4.E2" office:value-type="string">
            <text:p text:style-name="Standard">Relocation table (compressed)</text:p>
          </table:table-cell>
        </table:table-row>
        <table:table-row>
          <table:table-cell table:style-name="Table4.A2" office:value-type="string">
            <text:p text:style-name="Standard"/>
          </table:table-cell>
          <table:table-cell table:style-name="Table4.B4" office:value-type="string">
            <text:p text:style-name="Standard"><text:s/>| RelocTableChkSum</text:p>
          </table:table-cell>
          <table:table-cell table:style-name="Table4.A2" office:value-type="string">
            <text:p text:style-name="Standard">(41)(A9)</text:p>
          </table:table-cell>
          <table:table-cell table:style-name="Table4.A2" office:value-type="string">
            <text:p text:style-name="Standard">uint</text:p>
          </table:table-cell>
          <table:table-cell table:style-name="Table4.E2" office:value-type="string">
            <text:p text:style-name="Standard">Adler32 RelocTable checksum (zlib only)</text:p>
          </table:table-cell>
        </table:table-row>
        <table:table-row>
          <table:table-cell table:style-name="Table4.A2" office:value-type="string">
            <text:p text:style-name="Standard"/>
          </table:table-cell>
          <table:table-cell table:style-name="Table4.B4" office:value-type="string">
            <text:p text:style-name="Standard"><text:s/>| FileMD5</text:p>
          </table:table-cell>
          <table:table-cell table:style-name="Table4.A2" office:value-type="string">
            <text:p text:style-name="Standard">(41)(AA)</text:p>
          </table:table-cell>
          <table:table-cell table:style-name="Table4.A2" office:value-type="string">
            <text:p text:style-name="Standard">MD5</text:p>
          </table:table-cell>
          <table:table-cell table:style-name="Table4.E2" office:value-type="string">
            <text:p text:style-name="Standard">MD5 of original file</text:p>
          </table:table-cell>
        </table:table-row>
        <table:table-row>
          <table:table-cell table:style-name="Table4.A2" office:value-type="string">
            <text:p text:style-name="Standard"/>
          </table:table-cell>
          <table:table-cell table:style-name="Table4.B4" office:value-type="string">
            <text:p text:style-name="Standard"><text:s/>| BinaryMD5</text:p>
          </table:table-cell>
          <table:table-cell table:style-name="Table4.A2" office:value-type="string">
            <text:p text:style-name="Standard">(41)(AC)</text:p>
          </table:table-cell>
          <table:table-cell table:style-name="Table4.A2" office:value-type="string">
            <text:p text:style-name="Standard">MD5</text:p>
          </table:table-cell>
          <table:table-cell table:style-name="Table4.E2" office:value-type="string">
            <text:p text:style-name="Standard">MD5 sum of original binary data</text:p>
          </table:table-cell>
        </table:table-row>
      </table:table>
      <text:h text:style-name="Heading_20_2" text:outline-level="2">Relocation table</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Standard"/>
            </table:table-cell>
            <table:table-cell table:style-name="Table5.A1" office:value-type="string">
              <text:p text:style-name="P4">Field Name</text:p>
            </table:table-cell>
            <table:table-cell table:style-name="Table5.A1" office:value-type="string">
              <text:p text:style-name="P4">EBML ID</text:p>
            </table:table-cell>
            <table:table-cell table:style-name="Table5.A1" office:value-type="string">
              <text:p text:style-name="P4">Data Type</text:p>
            </table:table-cell>
            <table:table-cell table:style-name="Table5.E1" office:value-type="string">
              <text:p text:style-name="P4">Description</text:p>
            </table:table-cell>
          </table:table-row>
        </table:table-header-rows>
        <table:table-row>
          <table:table-cell table:style-name="Table5.A2" office:value-type="string">
            <text:p text:style-name="Standard">*</text:p>
          </table:table-cell>
          <table:table-cell table:style-name="Table5.B2" office:value-type="string">
            <text:p text:style-name="P13">RelocTable</text:p>
          </table:table-cell>
          <table:table-cell table:style-name="Table5.A2" office:value-type="string">
            <text:p text:style-name="Standard">(41)(A5)</text:p>
          </table:table-cell>
          <table:table-cell table:style-name="Table5.A2" office:value-type="string">
            <text:p text:style-name="Standard">elements</text:p>
          </table:table-cell>
          <table:table-cell table:style-name="Table5.E2" office:value-type="string">
            <text:p text:style-name="Standard">Relocation table (compressed)</text:p>
          </table:table-cell>
        </table:table-row>
        <table:table-row>
          <table:table-cell table:style-name="Table5.A2" office:value-type="string">
            <text:p text:style-name="Standard"/>
          </table:table-cell>
          <table:table-cell table:style-name="Table5.B2" office:value-type="string">
            <text:p text:style-name="Standard"><text:span text:style-name="T11"><text:s/>| </text:span><text:span text:style-name="T8">BinaryChunk</text:span></text:p>
          </table:table-cell>
          <table:table-cell table:style-name="Table5.A2" office:value-type="string">
            <text:p text:style-name="Standard">(C2)</text:p>
          </table:table-cell>
          <table:table-cell table:style-name="Table5.A2" office:value-type="string">
            <text:p text:style-name="Standard">elements</text:p>
          </table:table-cell>
          <table:table-cell table:style-name="Table5.E2" office:value-type="string">
            <text:p text:style-name="Standard">Binary data relocation entry</text:p>
          </table:table-cell>
        </table:table-row>
        <table:table-row>
          <table:table-cell table:style-name="Table5.A2" office:value-type="string">
            <text:p text:style-name="Standard">*</text:p>
          </table:table-cell>
          <table:table-cell table:style-name="Table5.B4" office:value-type="string">
            <text:p text:style-name="Standard"><text:s/>| | RawSize</text:p>
          </table:table-cell>
          <table:table-cell table:style-name="Table5.A2" office:value-type="string">
            <text:p text:style-name="Standard">(61)(63)</text:p>
          </table:table-cell>
          <table:table-cell table:style-name="Table5.A2" office:value-type="string">
            <text:p text:style-name="Standard">uint</text:p>
          </table:table-cell>
          <table:table-cell table:style-name="Table5.E2" office:value-type="string">
            <text:p text:style-name="Standard">Uncompressed size in bytes</text:p>
          </table:table-cell>
        </table:table-row>
        <table:table-row>
          <table:table-cell table:style-name="Table5.A2" office:value-type="string">
            <text:p text:style-name="Standard"/>
          </table:table-cell>
          <table:table-cell table:style-name="Table5.B2" office:value-type="string">
            <text:p text:style-name="Standard"><text:s/>| <text:span text:style-name="T8">FlacChunk</text:span></text:p>
          </table:table-cell>
          <table:table-cell table:style-name="Table5.A2" office:value-type="string">
            <text:p text:style-name="Standard">(D3)</text:p>
          </table:table-cell>
          <table:table-cell table:style-name="Table5.A2" office:value-type="string">
            <text:p text:style-name="Standard">elements</text:p>
          </table:table-cell>
          <table:table-cell table:style-name="Table5.E2" office:value-type="string">
            <text:p text:style-name="Standard">FLAC audio relocation entry</text:p>
          </table:table-cell>
        </table:table-row>
        <table:table-row>
          <table:table-cell table:style-name="Table5.A2" office:value-type="string">
            <text:p text:style-name="Standard">*</text:p>
          </table:table-cell>
          <table:table-cell table:style-name="Table5.B4" office:value-type="string">
            <text:p text:style-name="Standard"><text:s/>| | RawSize</text:p>
          </table:table-cell>
          <table:table-cell table:style-name="Table5.A2" office:value-type="string">
            <text:p text:style-name="Standard">(61)(63)</text:p>
          </table:table-cell>
          <table:table-cell table:style-name="Table5.A2" office:value-type="string">
            <text:p text:style-name="Standard">uint</text:p>
          </table:table-cell>
          <table:table-cell table:style-name="Table5.E2" office:value-type="string">
            <text:p text:style-name="Standard">Uncompressed size in bytes</text:p>
          </table:table-cell>
        </table:table-row>
        <table:table-row>
          <table:table-cell table:style-name="Table5.A2" office:value-type="string">
            <text:p text:style-name="Standard"/>
          </table:table-cell>
          <table:table-cell table:style-name="Table5.B4" office:value-type="string">
            <text:p text:style-name="Standard"><text:s/>| | Flags</text:p>
          </table:table-cell>
          <table:table-cell table:style-name="Table5.A2" office:value-type="string">
            <text:p text:style-name="Standard">(61)(31)</text:p>
          </table:table-cell>
          <table:table-cell table:style-name="Table5.A2" office:value-type="string">
            <text:p text:style-name="Standard">uint</text:p>
          </table:table-cell>
          <table:table-cell table:style-name="Table5.E2" office:value-type="string">
            <text:p text:style-name="Standard"><text:a xlink:type="simple" xlink:href="#6.1.Flags|outline">See Flags</text:a></text:p>
          </table:table-cell>
        </table:table-row>
        <table:table-row>
          <table:table-cell table:style-name="Table5.A2" office:value-type="string">
            <text:p text:style-name="Standard"/>
          </table:table-cell>
          <table:table-cell table:style-name="Table5.B4" office:value-type="string">
            <text:p text:style-name="Standard"><text:s/>| | NextAudioEntry</text:p>
          </table:table-cell>
          <table:table-cell table:style-name="Table5.A2" office:value-type="string">
            <text:p text:style-name="Standard">(C5)</text:p>
          </table:table-cell>
          <table:table-cell table:style-name="Table5.A2" office:value-type="string">
            <text:p text:style-name="Standard">uint</text:p>
          </table:table-cell>
          <table:table-cell table:style-name="Table5.E2" office:value-type="string">
            <text:p text:style-name="Standard">See <text:a xlink:type="simple" xlink:href="#6.5.Grouping audio segments|outline">Grouping audio segments</text:a></text:p>
          </table:table-cell>
        </table:table-row>
        <table:table-row>
          <table:table-cell table:style-name="Table5.A2" office:value-type="string">
            <text:p text:style-name="Standard"/>
          </table:table-cell>
          <table:table-cell table:style-name="Table5.B2" office:value-type="string">
            <text:p text:style-name="Standard"><text:span text:style-name="T11"><text:s/>| </text:span><text:span text:style-name="T8">FlacSplitChunk</text:span></text:p>
          </table:table-cell>
          <table:table-cell table:style-name="Table5.A2" office:value-type="string">
            <text:p text:style-name="Standard">(D7)</text:p>
          </table:table-cell>
          <table:table-cell table:style-name="Table5.A2" office:value-type="string">
            <text:p text:style-name="Standard">elements</text:p>
          </table:table-cell>
          <table:table-cell table:style-name="Table5.E2" office:value-type="string">
            <text:p text:style-name="Standard">FLAC split audio relocation entry</text:p>
          </table:table-cell>
        </table:table-row>
        <table:table-row>
          <table:table-cell table:style-name="Table5.A2" office:value-type="string">
            <text:p text:style-name="Standard">*</text:p>
          </table:table-cell>
          <table:table-cell table:style-name="Table5.B4" office:value-type="string">
            <text:p text:style-name="Standard"><text:s/>| | RawSize</text:p>
          </table:table-cell>
          <table:table-cell table:style-name="Table5.A2" office:value-type="string">
            <text:p text:style-name="Standard">(61)(63)</text:p>
          </table:table-cell>
          <table:table-cell table:style-name="Table5.A2" office:value-type="string">
            <text:p text:style-name="Standard">uint</text:p>
          </table:table-cell>
          <table:table-cell table:style-name="Table5.E2" office:value-type="string">
            <text:p text:style-name="Standard">Size of 1<text:span text:style-name="T6">st</text:span> split segment in bytes</text:p>
          </table:table-cell>
        </table:table-row>
        <table:table-row>
          <table:table-cell table:style-name="Table5.A2" office:value-type="string">
            <text:p text:style-name="Standard"/>
          </table:table-cell>
          <table:table-cell table:style-name="Table5.B4" office:value-type="string">
            <text:p text:style-name="Standard"><text:s/>| | Flags</text:p>
          </table:table-cell>
          <table:table-cell table:style-name="Table5.A2" office:value-type="string">
            <text:p text:style-name="Standard">(61)(31)</text:p>
          </table:table-cell>
          <table:table-cell table:style-name="Table5.A2" office:value-type="string">
            <text:p text:style-name="Standard">uint</text:p>
          </table:table-cell>
          <table:table-cell table:style-name="Table5.E2" office:value-type="string">
            <text:p text:style-name="Standard"><text:a xlink:type="simple" xlink:href="#6.1.Flags|outline">See Flags</text:a></text:p>
          </table:table-cell>
        </table:table-row>
        <table:table-row table:style-name="Table5.12">
          <table:table-cell table:style-name="Table5.A2" office:value-type="string">
            <text:p text:style-name="Standard"/>
          </table:table-cell>
          <table:table-cell table:style-name="Table5.B4" office:value-type="string">
            <text:p text:style-name="Standard"><text:s/>| | NextAudioEntry</text:p>
          </table:table-cell>
          <table:table-cell table:style-name="Table5.A2" office:value-type="string">
            <text:p text:style-name="Standard">(C5)</text:p>
          </table:table-cell>
          <table:table-cell table:style-name="Table5.A2" office:value-type="string">
            <text:p text:style-name="Standard">uint</text:p>
          </table:table-cell>
          <table:table-cell table:style-name="Table5.E2" office:value-type="string">
            <text:p text:style-name="Standard">See <text:a xlink:type="simple" xlink:href="#6.5.Grouping audio segments|outline">Grouping audio segments</text:a></text:p>
          </table:table-cell>
        </table:table-row>
        <table:table-row table:style-name="Table5.12">
          <table:table-cell table:style-name="Table5.A2" office:value-type="string">
            <text:p text:style-name="Standard"/>
          </table:table-cell>
          <table:table-cell table:style-name="Table5.B4" office:value-type="string">
            <text:p text:style-name="Standard"><text:s/>| | ChanCount</text:p>
          </table:table-cell>
          <table:table-cell table:style-name="Table5.A2" office:value-type="string">
            <text:p text:style-name="Standard">(61)(65)</text:p>
          </table:table-cell>
          <table:table-cell table:style-name="Table5.A2" office:value-type="string">
            <text:p text:style-name="Standard">uint </text:p>
          </table:table-cell>
          <table:table-cell table:style-name="Table5.E2" office:value-type="string">
            <text:p text:style-name="Standard">Channel count (default = 2)</text:p>
          </table:table-cell>
        </table:table-row>
        <table:table-row>
          <table:table-cell table:style-name="Table5.A2" office:value-type="string">
            <text:p text:style-name="Standard"/>
          </table:table-cell>
          <table:table-cell table:style-name="Table5.B4" office:value-type="string">
            <text:p text:style-name="Standard"><text:s/>| | SampleSplit</text:p>
          </table:table-cell>
          <table:table-cell table:style-name="Table5.A2" office:value-type="string">
            <text:p text:style-name="Standard">(61)(69)</text:p>
          </table:table-cell>
          <table:table-cell table:style-name="Table5.A2" office:value-type="string">
            <text:p text:style-name="Standard">uint</text:p>
          </table:table-cell>
          <table:table-cell table:style-name="Table5.E2" office:value-type="string">
            <text:p text:style-name="Standard"><text:a xlink:type="simple" xlink:href="#6.6.3.FlacSplitChunk and WavPackSplitChunk|outline">Sample width split</text:a></text:p>
          </table:table-cell>
        </table:table-row>
        <table:table-row>
          <table:table-cell table:style-name="Table5.A2" office:value-type="string">
            <text:p text:style-name="Standard"/>
          </table:table-cell>
          <table:table-cell table:style-name="Table5.B4" office:value-type="string">
            <text:p text:style-name="Standard"><text:s/>| | Offsets</text:p>
          </table:table-cell>
          <table:table-cell table:style-name="Table5.A2" office:value-type="string">
            <text:p text:style-name="Standard">(61)(66)</text:p>
          </table:table-cell>
          <table:table-cell table:style-name="Table5.A2" office:value-type="string">
            <text:p text:style-name="Standard">uint[]</text:p>
          </table:table-cell>
          <table:table-cell table:style-name="Table5.E2" office:value-type="string">
            <text:p text:style-name="Standard">Offset of each audio chunk.</text:p>
          </table:table-cell>
        </table:table-row>
        <table:table-row>
          <table:table-cell table:style-name="Table5.A2" office:value-type="string">
            <text:p text:style-name="Standard"/>
          </table:table-cell>
          <table:table-cell table:style-name="Table5.B2" office:value-type="string">
            <text:p text:style-name="Standard"><text:s/>| <text:span text:style-name="T8">WavPackChunk</text:span></text:p>
          </table:table-cell>
          <table:table-cell table:style-name="Table5.A2" office:value-type="string">
            <text:p text:style-name="Standard">(D9)</text:p>
          </table:table-cell>
          <table:table-cell table:style-name="Table5.A2" office:value-type="string">
            <text:p text:style-name="Standard">elements</text:p>
          </table:table-cell>
          <table:table-cell table:style-name="Table5.E2" office:value-type="string">
            <text:p text:style-name="Standard">WavPack audio relocation entry</text:p>
          </table:table-cell>
        </table:table-row>
        <table:table-row>
          <table:table-cell table:style-name="Table5.A2" office:value-type="string">
            <text:p text:style-name="Standard">*</text:p>
          </table:table-cell>
          <table:table-cell table:style-name="Table5.B4" office:value-type="string">
            <text:p text:style-name="Standard"><text:s/>| | RawSize</text:p>
          </table:table-cell>
          <table:table-cell table:style-name="Table5.A2" office:value-type="string">
            <text:p text:style-name="Standard">(61)(63)</text:p>
          </table:table-cell>
          <table:table-cell table:style-name="Table5.A2" office:value-type="string">
            <text:p text:style-name="Standard">uint</text:p>
          </table:table-cell>
          <table:table-cell table:style-name="Table5.E2" office:value-type="string">
            <text:p text:style-name="Standard">Uncompressed size in bytes</text:p>
          </table:table-cell>
        </table:table-row>
        <table:table-row>
          <table:table-cell table:style-name="Table5.A2" office:value-type="string">
            <text:p text:style-name="Standard"/>
          </table:table-cell>
          <table:table-cell table:style-name="Table5.B4" office:value-type="string">
            <text:p text:style-name="Standard"><text:s/>| | Flags</text:p>
          </table:table-cell>
          <table:table-cell table:style-name="Table5.A2" office:value-type="string">
            <text:p text:style-name="Standard">(61)(31)</text:p>
          </table:table-cell>
          <table:table-cell table:style-name="Table5.A2" office:value-type="string">
            <text:p text:style-name="Standard">uint</text:p>
          </table:table-cell>
          <table:table-cell table:style-name="Table5.E2" office:value-type="string">
            <text:p text:style-name="Standard"><text:a xlink:type="simple" xlink:href="#6.1.Flags|outline">See Flags</text:a></text:p>
          </table:table-cell>
        </table:table-row>
        <table:table-row>
          <table:table-cell table:style-name="Table5.A2" office:value-type="string">
            <text:p text:style-name="Standard"/>
          </table:table-cell>
          <table:table-cell table:style-name="Table5.B4" office:value-type="string">
            <text:p text:style-name="Standard"><text:s/>| | NextAudioEntry</text:p>
          </table:table-cell>
          <table:table-cell table:style-name="Table5.A2" office:value-type="string">
            <text:p text:style-name="Standard">(C5)</text:p>
          </table:table-cell>
          <table:table-cell table:style-name="Table5.A2" office:value-type="string">
            <text:p text:style-name="Standard">uint</text:p>
          </table:table-cell>
          <table:table-cell table:style-name="Table5.E2" office:value-type="string">
            <text:p text:style-name="Standard">See <text:a xlink:type="simple" xlink:href="#6.5.Grouping audio segments|outline">Grouping audio segments</text:a></text:p>
          </table:table-cell>
        </table:table-row>
        <table:table-row>
          <table:table-cell table:style-name="Table5.A2" office:value-type="string">
            <text:p text:style-name="Standard"/>
          </table:table-cell>
          <table:table-cell table:style-name="Table5.B4" office:value-type="string">
            <text:p text:style-name="Standard"><text:s/>| | SmoothLoop</text:p>
          </table:table-cell>
          <table:table-cell table:style-name="Table5.A2" office:value-type="string">
            <text:p text:style-name="Standard">(61)(73)</text:p>
          </table:table-cell>
          <table:table-cell table:style-name="Table5.A2" office:value-type="string">
            <text:p text:style-name="Standard">uint[2]</text:p>
          </table:table-cell>
          <table:table-cell table:style-name="Table5.E2" office:value-type="string">
            <text:p text:style-name="Standard">LoopStart, LoopSize</text:p>
          </table:table-cell>
        </table:table-row>
        <table:table-row>
          <table:table-cell table:style-name="Table5.A2" office:value-type="string">
            <text:p text:style-name="Standard"/>
          </table:table-cell>
          <table:table-cell table:style-name="Table5.B2" office:value-type="string">
            <text:p text:style-name="Standard"><text:s/>| <text:span text:style-name="T8">WavPackSplitChunk</text:span></text:p>
          </table:table-cell>
          <table:table-cell table:style-name="Table5.A2" office:value-type="string">
            <text:p text:style-name="Standard">(DD)</text:p>
          </table:table-cell>
          <table:table-cell table:style-name="Table5.A2" office:value-type="string">
            <text:p text:style-name="Standard">elements</text:p>
          </table:table-cell>
          <table:table-cell table:style-name="Table5.E2" office:value-type="string">
            <text:p text:style-name="Standard">WavPack split audio relocation entry</text:p>
          </table:table-cell>
        </table:table-row>
        <table:table-row>
          <table:table-cell table:style-name="Table5.A2" office:value-type="string">
            <text:p text:style-name="Standard">*</text:p>
          </table:table-cell>
          <table:table-cell table:style-name="Table5.B4" office:value-type="string">
            <text:p text:style-name="Standard"><text:s/>| | RawSize</text:p>
          </table:table-cell>
          <table:table-cell table:style-name="Table5.A2" office:value-type="string">
            <text:p text:style-name="Standard">(61)(63)</text:p>
          </table:table-cell>
          <table:table-cell table:style-name="Table5.A2" office:value-type="string">
            <text:p text:style-name="Standard">uint</text:p>
          </table:table-cell>
          <table:table-cell table:style-name="Table5.E2" office:value-type="string">
            <text:p text:style-name="Standard">Size of 1<text:span text:style-name="T6">st</text:span> split segment in bytes</text:p>
          </table:table-cell>
        </table:table-row>
        <table:table-row>
          <table:table-cell table:style-name="Table5.A2" office:value-type="string">
            <text:p text:style-name="Standard"/>
          </table:table-cell>
          <table:table-cell table:style-name="Table5.B4" office:value-type="string">
            <text:p text:style-name="Standard"><text:s/>| | Flags</text:p>
          </table:table-cell>
          <table:table-cell table:style-name="Table5.A2" office:value-type="string">
            <text:p text:style-name="Standard">(61)(31)</text:p>
          </table:table-cell>
          <table:table-cell table:style-name="Table5.A2" office:value-type="string">
            <text:p text:style-name="Standard">uint</text:p>
          </table:table-cell>
          <table:table-cell table:style-name="Table5.E2" office:value-type="string">
            <text:p text:style-name="Standard"><text:a xlink:type="simple" xlink:href="#6.1.Flags|outline">See Flags</text:a></text:p>
          </table:table-cell>
        </table:table-row>
        <table:table-row>
          <table:table-cell table:style-name="Table5.A2" office:value-type="string">
            <text:p text:style-name="Standard"/>
          </table:table-cell>
          <table:table-cell table:style-name="Table5.B4" office:value-type="string">
            <text:p text:style-name="Standard"><text:s/>| | NextAudioEntry</text:p>
          </table:table-cell>
          <table:table-cell table:style-name="Table5.A2" office:value-type="string">
            <text:p text:style-name="Standard">(C5)</text:p>
          </table:table-cell>
          <table:table-cell table:style-name="Table5.A2" office:value-type="string">
            <text:p text:style-name="Standard">uint</text:p>
          </table:table-cell>
          <table:table-cell table:style-name="Table5.E2" office:value-type="string">
            <text:p text:style-name="Standard">See <text:a xlink:type="simple" xlink:href="#6.5.Grouping audio segments|outline">Grouping audio segments</text:a></text:p>
          </table:table-cell>
        </table:table-row>
        <table:table-row>
          <table:table-cell table:style-name="Table5.A2" office:value-type="string">
            <text:p text:style-name="Standard"/>
          </table:table-cell>
          <table:table-cell table:style-name="Table5.B4" office:value-type="string">
            <text:p text:style-name="Standard"><text:s/>| | ChanCount</text:p>
          </table:table-cell>
          <table:table-cell table:style-name="Table5.A2" office:value-type="string">
            <text:p text:style-name="Standard">(61)(65)</text:p>
          </table:table-cell>
          <table:table-cell table:style-name="Table5.A2" office:value-type="string">
            <text:p text:style-name="Standard">uint</text:p>
          </table:table-cell>
          <table:table-cell table:style-name="Table5.E2" office:value-type="string">
            <text:p text:style-name="Standard">Channel count (default = 2, stereo)</text:p>
          </table:table-cell>
        </table:table-row>
        <table:table-row table:style-name="Table5.26">
          <table:table-cell table:style-name="Table5.A2" office:value-type="string">
            <text:p text:style-name="Standard"/>
          </table:table-cell>
          <table:table-cell table:style-name="Table5.B4" office:value-type="string">
            <text:p text:style-name="Standard"><text:s/>| | SampleSplit</text:p>
          </table:table-cell>
          <table:table-cell table:style-name="Table5.A2" office:value-type="string">
            <text:p text:style-name="Standard">(61)(69)</text:p>
          </table:table-cell>
          <table:table-cell table:style-name="Table5.A2" office:value-type="string">
            <text:p text:style-name="P10">uint</text:p>
          </table:table-cell>
          <table:table-cell table:style-name="Table5.E2" office:value-type="string">
            <text:p text:style-name="Standard"><text:a xlink:type="simple" xlink:href="#6.6.3.FlacSplitChunk and WavPackSplitChunk|outline">Sample width split</text:a></text:p>
          </table:table-cell>
        </table:table-row>
        <table:table-row>
          <table:table-cell table:style-name="Table5.A2" office:value-type="string">
            <text:p text:style-name="Standard"/>
          </table:table-cell>
          <table:table-cell table:style-name="Table5.B4" office:value-type="string">
            <text:p text:style-name="Standard"><text:s/>| | Offsets</text:p>
          </table:table-cell>
          <table:table-cell table:style-name="Table5.A2" office:value-type="string">
            <text:p text:style-name="Standard">(61)(66)</text:p>
          </table:table-cell>
          <table:table-cell table:style-name="Table5.A2" office:value-type="string">
            <text:p text:style-name="Standard">uint[]</text:p>
          </table:table-cell>
          <table:table-cell table:style-name="Table5.E2" office:value-type="string">
            <text:p text:style-name="Standard">Offset of each audio chunk</text:p>
          </table:table-cell>
        </table:table-row>
        <table:table-row>
          <table:table-cell table:style-name="Table5.A2" office:value-type="string">
            <text:p text:style-name="Standard"/>
          </table:table-cell>
          <table:table-cell table:style-name="Table5.B4" office:value-type="string">
            <text:p text:style-name="Standard"><text:s/>| | SmoothLoop</text:p>
          </table:table-cell>
          <table:table-cell table:style-name="Table5.A2" office:value-type="string">
            <text:p text:style-name="Standard">(61)(73)</text:p>
          </table:table-cell>
          <table:table-cell table:style-name="Table5.A2" office:value-type="string">
            <text:p text:style-name="Standard">uint[2]</text:p>
          </table:table-cell>
          <table:table-cell table:style-name="Table5.E2" office:value-type="string">
            <text:p text:style-name="Standard">LoopStart, LoopSize</text:p>
          </table:table-cell>
        </table:table-row>
      </table:table>
      <text:p text:style-name="P20"/>
      <text:h text:style-name="Heading_20_2" text:outline-level="2">Chunks listed by EBML ID</text:h>
      <text:p text:style-name="Text_20_body">Re-listing of all chunks, sorted by EBML ID.</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Standard"/>
            </table:table-cell>
            <table:table-cell table:style-name="Table9.B1" office:value-type="string">
              <text:p text:style-name="P4">Field Name</text:p>
            </table:table-cell>
            <table:table-cell table:style-name="Table9.A1" office:value-type="string">
              <text:p text:style-name="P4">EBML ID</text:p>
            </table:table-cell>
            <table:table-cell table:style-name="Table9.A1" office:value-type="string">
              <text:p text:style-name="P4">Data Type</text:p>
            </table:table-cell>
            <table:table-cell table:style-name="Table9.E1" office:value-type="string">
              <text:p text:style-name="P4">Description</text:p>
            </table:table-cell>
          </table:table-row>
        </table:table-header-rows>
        <table:table-row>
          <table:table-cell table:style-name="Table9.A2" office:value-type="string">
            <text:p text:style-name="Standard">*</text:p>
          </table:table-cell>
          <table:table-cell table:style-name="Table9.B2" office:value-type="string">
            <text:p text:style-name="P16">EBML chunk</text:p>
          </table:table-cell>
          <table:table-cell table:style-name="Table9.A2" office:value-type="string">
            <text:p text:style-name="Standard">(1A)(45)(DF)(A3)</text:p>
          </table:table-cell>
          <table:table-cell table:style-name="Table9.A2" office:value-type="string">
            <text:p text:style-name="Standard">elements</text:p>
          </table:table-cell>
          <table:table-cell table:style-name="Table9.E2" office:value-type="string">
            <text:p text:style-name="Standard">EBML document chunk.</text:p>
          </table:table-cell>
        </table:table-row>
        <table:table-row>
          <table:table-cell table:style-name="Table9.A2" office:value-type="string">
            <text:p text:style-name="Standard">*</text:p>
          </table:table-cell>
          <table:table-cell table:style-name="Table9.B2" office:value-type="string">
            <text:p text:style-name="P8">CramInfo chunk</text:p>
          </table:table-cell>
          <table:table-cell table:style-name="Table9.A2" office:value-type="string">
            <text:p text:style-name="Standard">(41)(80)</text:p>
          </table:table-cell>
          <table:table-cell table:style-name="Table9.A2" office:value-type="string">
            <text:p text:style-name="Standard">elements</text:p>
          </table:table-cell>
          <table:table-cell table:style-name="Table9.E2" office:value-type="string">
            <text:p text:style-name="Standard">Information for entire CRAM file</text:p>
          </table:table-cell>
        </table:table-row>
        <table:table-row>
          <table:table-cell table:style-name="Table9.A2" office:value-type="string">
            <text:p text:style-name="Standard">*</text:p>
          </table:table-cell>
          <table:table-cell table:style-name="Table9.B2" office:value-type="string">
            <text:p text:style-name="P14">FileChunk</text:p>
          </table:table-cell>
          <table:table-cell table:style-name="Table9.A2" office:value-type="string">
            <text:p text:style-name="Standard">(41)(81)</text:p>
          </table:table-cell>
          <table:table-cell table:style-name="Table9.A2" office:value-type="string">
            <text:p text:style-name="Standard">elements</text:p>
          </table:table-cell>
          <table:table-cell table:style-name="Table9.E2" office:value-type="string">
            <text:p text:style-name="Standard">Defines a file in a CRAM archive.</text:p>
          </table:table-cell>
        </table:table-row>
        <table:table-row table:style-name="Table9.5">
          <table:table-cell table:style-name="Table9.A2" office:value-type="string">
            <text:p text:style-name="Standard">*</text:p>
          </table:table-cell>
          <table:table-cell table:style-name="Table9.B2" office:value-type="string">
            <text:p text:style-name="P12">FileInfo</text:p>
          </table:table-cell>
          <table:table-cell table:style-name="Table9.A2" office:value-type="string">
            <text:p text:style-name="Standard">(41)(84)</text:p>
          </table:table-cell>
          <table:table-cell table:style-name="Table9.A2" office:value-type="string">
            <text:p text:style-name="Standard">elements</text:p>
          </table:table-cell>
          <table:table-cell table:style-name="Table9.E2" office:value-type="string">
            <text:p text:style-name="Standard">File information chunk</text:p>
          </table:table-cell>
        </table:table-row>
        <table:table-row table:style-name="Table9.5">
          <table:table-cell table:style-name="Table9.A2" office:value-type="string">
            <text:p text:style-name="Standard">*</text:p>
          </table:table-cell>
          <table:table-cell table:style-name="Table9.B2" office:value-type="string">
            <text:p text:style-name="Standard">FileEnd</text:p>
          </table:table-cell>
          <table:table-cell table:style-name="Table9.A2" office:value-type="string">
            <text:p text:style-name="Standard">(41)(8C)</text:p>
          </table:table-cell>
          <table:table-cell table:style-name="Table9.A2" office:value-type="string">
            <text:p text:style-name="Standard">empty</text:p>
          </table:table-cell>
          <table:table-cell table:style-name="Table9.E2" office:value-type="string">
            <text:p text:style-name="Standard">End of file chunk.</text:p>
          </table:table-cell>
        </table:table-row>
        <table:table-row>
          <table:table-cell table:style-name="Table9.A2" office:value-type="string">
            <text:p text:style-name="Standard">*</text:p>
          </table:table-cell>
          <table:table-cell table:style-name="Table9.B2" office:value-type="string">
            <text:p text:style-name="P12">F<text:span text:style-name="T2">ileData</text:span></text:p>
          </table:table-cell>
          <table:table-cell table:style-name="Table9.A2" office:value-type="string">
            <text:p text:style-name="Standard">(41)(95)</text:p>
          </table:table-cell>
          <table:table-cell table:style-name="Table9.A2" office:value-type="string">
            <text:p text:style-name="Standard">elements</text:p>
          </table:table-cell>
          <table:table-cell table:style-name="Table9.E2" office:value-type="string">
            <text:p text:style-name="Standard">Stores compressed audio and binary</text:p>
          </table:table-cell>
        </table:table-row>
        <table:table-row>
          <table:table-cell table:style-name="Table9.A2" office:value-type="string">
            <text:p text:style-name="Standard">*</text:p>
          </table:table-cell>
          <table:table-cell table:style-name="Table9.B2" office:value-type="string">
            <text:p text:style-name="P11">RelocTable</text:p>
          </table:table-cell>
          <table:table-cell table:style-name="Table9.A2" office:value-type="string">
            <text:p text:style-name="Standard">(41)(A5)</text:p>
          </table:table-cell>
          <table:table-cell table:style-name="Table9.A2" office:value-type="string">
            <text:p text:style-name="Standard">elements</text:p>
          </table:table-cell>
          <table:table-cell table:style-name="Table9.E2" office:value-type="string">
            <text:p text:style-name="Standard">Relocation table (compressed)</text:p>
          </table:table-cell>
        </table:table-row>
        <table:table-row>
          <table:table-cell table:style-name="Table9.A2" office:value-type="string">
            <text:p text:style-name="Standard"/>
          </table:table-cell>
          <table:table-cell table:style-name="Table9.B2" office:value-type="string">
            <text:p text:style-name="Standard">RelocTableChkSum</text:p>
          </table:table-cell>
          <table:table-cell table:style-name="Table9.A2" office:value-type="string">
            <text:p text:style-name="Standard">(41)(A9)</text:p>
          </table:table-cell>
          <table:table-cell table:style-name="Table9.A2" office:value-type="string">
            <text:p text:style-name="Standard">uint</text:p>
          </table:table-cell>
          <table:table-cell table:style-name="Table9.E2" office:value-type="string">
            <text:p text:style-name="Standard">RelocTable checksum (zlib only)</text:p>
          </table:table-cell>
        </table:table-row>
        <table:table-row>
          <table:table-cell table:style-name="Table9.A2" office:value-type="string">
            <text:p text:style-name="Standard"/>
          </table:table-cell>
          <table:table-cell table:style-name="Table9.B2" office:value-type="string">
            <text:p text:style-name="Standard">FileMD5</text:p>
          </table:table-cell>
          <table:table-cell table:style-name="Table9.A2" office:value-type="string">
            <text:p text:style-name="Standard">(41)(AA)</text:p>
          </table:table-cell>
          <table:table-cell table:style-name="Table9.A2" office:value-type="string">
            <text:p text:style-name="Standard">MD5</text:p>
          </table:table-cell>
          <table:table-cell table:style-name="Table9.E2" office:value-type="string">
            <text:p text:style-name="Standard">MD5 of original file</text:p>
          </table:table-cell>
        </table:table-row>
        <table:table-row>
          <table:table-cell table:style-name="Table9.A2" office:value-type="string">
            <text:p text:style-name="Standard"/>
          </table:table-cell>
          <table:table-cell table:style-name="Table9.B2" office:value-type="string">
            <text:p text:style-name="Standard">BinaryMD5</text:p>
          </table:table-cell>
          <table:table-cell table:style-name="Table9.A2" office:value-type="string">
            <text:p text:style-name="Standard">(41)(AC)</text:p>
          </table:table-cell>
          <table:table-cell table:style-name="Table9.A2" office:value-type="string">
            <text:p text:style-name="Standard">MD5</text:p>
          </table:table-cell>
          <table:table-cell table:style-name="Table9.E2" office:value-type="string">
            <text:p text:style-name="Standard">MD5 sum of original binary data</text:p>
          </table:table-cell>
        </table:table-row>
        <table:table-row>
          <table:table-cell table:style-name="Table9.A2" office:value-type="string">
            <text:p text:style-name="Standard">*</text:p>
          </table:table-cell>
          <table:table-cell table:style-name="Table9.B2" office:value-type="string">
            <text:p text:style-name="P7">DocType</text:p>
          </table:table-cell>
          <table:table-cell table:style-name="Table9.A2" office:value-type="string">
            <text:p text:style-name="Standard">(42)(82)</text:p>
          </table:table-cell>
          <table:table-cell table:style-name="Table9.A2" office:value-type="string">
            <text:p text:style-name="Standard">string</text:p>
          </table:table-cell>
          <table:table-cell table:style-name="Table9.E2" office:value-type="string">
            <text:p text:style-name="Standard">“CRAM”, “CRAML”, or “CRAMC”</text:p>
          </table:table-cell>
        </table:table-row>
        <table:table-row>
          <table:table-cell table:style-name="Table9.A2" office:value-type="string">
            <text:p text:style-name="Standard">*</text:p>
          </table:table-cell>
          <table:table-cell table:style-name="Table9.B2" office:value-type="string">
            <text:p text:style-name="P7">DocTypeReadVersion</text:p>
          </table:table-cell>
          <table:table-cell table:style-name="Table9.A2" office:value-type="string">
            <text:p text:style-name="Standard">(42)(85)</text:p>
          </table:table-cell>
          <table:table-cell table:style-name="Table9.A2" office:value-type="string">
            <text:p text:style-name="Standard">uint</text:p>
          </table:table-cell>
          <table:table-cell table:style-name="Table9.E2" office:value-type="string">
            <text:p text:style-name="Standard">CRAM read version required</text:p>
          </table:table-cell>
        </table:table-row>
        <table:table-row table:style-name="Table9.14">
          <table:table-cell table:style-name="Table9.A2" office:value-type="string">
            <text:p text:style-name="Standard">*</text:p>
          </table:table-cell>
          <table:table-cell table:style-name="Table9.B2" office:value-type="string">
            <text:p text:style-name="P7">DocTypeVersion</text:p>
          </table:table-cell>
          <table:table-cell table:style-name="Table9.A2" office:value-type="string">
            <text:p text:style-name="Standard">(42)(87)</text:p>
          </table:table-cell>
          <table:table-cell table:style-name="Table9.A2" office:value-type="string">
            <text:p text:style-name="Standard">uint</text:p>
          </table:table-cell>
          <table:table-cell table:style-name="Table9.E2" office:value-type="string">
            <text:p text:style-name="Standard">CRAM format version</text:p>
          </table:table-cell>
        </table:table-row>
        <table:table-row>
          <table:table-cell table:style-name="Table9.A2" office:value-type="string">
            <text:p text:style-name="Standard"/>
          </table:table-cell>
          <table:table-cell table:style-name="Table9.B2" office:value-type="string">
            <text:p text:style-name="P7">Flags</text:p>
          </table:table-cell>
          <table:table-cell table:style-name="Table9.A2" office:value-type="string">
            <text:p text:style-name="Standard">(61)(31)</text:p>
          </table:table-cell>
          <table:table-cell table:style-name="Table9.A2" office:value-type="string">
            <text:p text:style-name="Standard">uint</text:p>
          </table:table-cell>
          <table:table-cell table:style-name="Table9.E2" office:value-type="string">
            <text:p text:style-name="Standard"><text:a xlink:type="simple" xlink:href="#6.1.Flags|outline">See Flags</text:a></text:p>
          </table:table-cell>
        </table:table-row>
        <table:table-row>
          <table:table-cell table:style-name="Table9.A2" office:value-type="string">
            <text:p text:style-name="Standard">*</text:p>
          </table:table-cell>
          <table:table-cell table:style-name="Table9.B2" office:value-type="string">
            <text:p text:style-name="P7">Software</text:p>
          </table:table-cell>
          <table:table-cell table:style-name="Table9.A2" office:value-type="string">
            <text:p text:style-name="Standard">(61)(3C)</text:p>
          </table:table-cell>
          <table:table-cell table:style-name="Table9.A2" office:value-type="string">
            <text:p text:style-name="Standard">string</text:p>
          </table:table-cell>
          <table:table-cell table:style-name="Table9.E2" office:value-type="string">
            <text:p text:style-name="Standard">Software name and version</text:p>
          </table:table-cell>
        </table:table-row>
        <table:table-row>
          <table:table-cell table:style-name="Table9.A2" office:value-type="string">
            <text:p text:style-name="Standard"/>
          </table:table-cell>
          <table:table-cell table:style-name="Table9.B2" office:value-type="string">
            <text:p text:style-name="P7">Comment</text:p>
          </table:table-cell>
          <table:table-cell table:style-name="Table9.A2" office:value-type="string">
            <text:p text:style-name="Standard">(61)(45)</text:p>
          </table:table-cell>
          <table:table-cell table:style-name="Table9.A2" office:value-type="string">
            <text:p text:style-name="Standard">UTF8</text:p>
          </table:table-cell>
          <table:table-cell table:style-name="Table9.E2" office:value-type="string">
            <text:p text:style-name="Standard">Comment with '\n' newline chars.</text:p>
          </table:table-cell>
        </table:table-row>
        <table:table-row>
          <table:table-cell table:style-name="Table9.A2" office:value-type="string">
            <text:p text:style-name="Standard">*</text:p>
          </table:table-cell>
          <table:table-cell table:style-name="Table9.B2" office:value-type="string">
            <text:p text:style-name="Standard">FileSize</text:p>
          </table:table-cell>
          <table:table-cell table:style-name="Table9.A2" office:value-type="string">
            <text:p text:style-name="Standard">(61)(53)</text:p>
          </table:table-cell>
          <table:table-cell table:style-name="Table9.A2" office:value-type="string">
            <text:p text:style-name="Standard">uint</text:p>
          </table:table-cell>
          <table:table-cell table:style-name="Table9.E2" office:value-type="string">
            <text:p text:style-name="Standard">Original file size.</text:p>
          </table:table-cell>
        </table:table-row>
        <table:table-row>
          <table:table-cell table:style-name="Table9.A2" office:value-type="string">
            <text:p text:style-name="Standard">*</text:p>
          </table:table-cell>
          <table:table-cell table:style-name="Table9.B2" office:value-type="string">
            <text:p text:style-name="Standard">FileName</text:p>
          </table:table-cell>
          <table:table-cell table:style-name="Table9.A2" office:value-type="string">
            <text:p text:style-name="Standard">(61)(57)</text:p>
          </table:table-cell>
          <table:table-cell table:style-name="Table9.A2" office:value-type="string">
            <text:p text:style-name="Standard">UTF8</text:p>
          </table:table-cell>
          <table:table-cell table:style-name="Table9.E2" office:value-type="string">
            <text:p text:style-name="Standard">Relative path delimited by '/'s.</text:p>
          </table:table-cell>
        </table:table-row>
        <table:table-row>
          <table:table-cell table:style-name="Table9.A2" office:value-type="string">
            <text:p text:style-name="Standard"/>
          </table:table-cell>
          <table:table-cell table:style-name="Table9.B2" office:value-type="string">
            <text:p text:style-name="Standard">FileDate</text:p>
          </table:table-cell>
          <table:table-cell table:style-name="Table9.A2" office:value-type="string">
            <text:p text:style-name="Standard">(61)(5C)</text:p>
          </table:table-cell>
          <table:table-cell table:style-name="Table9.A2" office:value-type="string">
            <text:p text:style-name="Standard">uint</text:p>
          </table:table-cell>
          <table:table-cell table:style-name="Table9.E2" office:value-type="string">
            <text:p text:style-name="Standard">Unix 32 bit timestamp.</text:p>
          </table:table-cell>
        </table:table-row>
        <table:table-row>
          <table:table-cell table:style-name="Table9.A2" office:value-type="string">
            <text:p text:style-name="Standard">*</text:p>
          </table:table-cell>
          <table:table-cell table:style-name="Table9.B2" office:value-type="string">
            <text:p text:style-name="Standard">RawSize</text:p>
          </table:table-cell>
          <table:table-cell table:style-name="Table9.A2" office:value-type="string">
            <text:p text:style-name="Standard">(61)(63)</text:p>
          </table:table-cell>
          <table:table-cell table:style-name="Table9.A2" office:value-type="string">
            <text:p text:style-name="Standard">uint</text:p>
          </table:table-cell>
          <table:table-cell table:style-name="Table9.E2" office:value-type="string">
            <text:p text:style-name="Standard">Uncompressed size in bytes</text:p>
          </table:table-cell>
        </table:table-row>
        <table:table-row>
          <table:table-cell table:style-name="Table9.A2" office:value-type="string">
            <text:p text:style-name="Standard"/>
          </table:table-cell>
          <table:table-cell table:style-name="Table9.B2" office:value-type="string">
            <text:p text:style-name="Standard">ChanCount</text:p>
          </table:table-cell>
          <table:table-cell table:style-name="Table9.A2" office:value-type="string">
            <text:p text:style-name="Standard">(61)(65)</text:p>
          </table:table-cell>
          <table:table-cell table:style-name="Table9.A2" office:value-type="string">
            <text:p text:style-name="Standard">uint</text:p>
          </table:table-cell>
          <table:table-cell table:style-name="Table9.E2" office:value-type="string">
            <text:p text:style-name="Standard">Channel count (default = 2, stereo)</text:p>
          </table:table-cell>
        </table:table-row>
        <table:table-row>
          <table:table-cell table:style-name="Table9.A2" office:value-type="string">
            <text:p text:style-name="Standard"/>
          </table:table-cell>
          <table:table-cell table:style-name="Table9.B2" office:value-type="string">
            <text:p text:style-name="Standard">Offsets</text:p>
          </table:table-cell>
          <table:table-cell table:style-name="Table9.A2" office:value-type="string">
            <text:p text:style-name="Standard">(61)(66)</text:p>
          </table:table-cell>
          <table:table-cell table:style-name="Table9.A2" office:value-type="string">
            <text:p text:style-name="Standard">uint[]</text:p>
          </table:table-cell>
          <table:table-cell table:style-name="Table9.E2" office:value-type="string">
            <text:p text:style-name="Standard">Offset of each split segment</text:p>
          </table:table-cell>
        </table:table-row>
        <table:table-row>
          <table:table-cell table:style-name="Table9.A2" office:value-type="string">
            <text:p text:style-name="Standard"/>
          </table:table-cell>
          <table:table-cell table:style-name="Table9.B2" office:value-type="string">
            <text:p text:style-name="Standard">SampleSplit</text:p>
          </table:table-cell>
          <table:table-cell table:style-name="Table9.A2" office:value-type="string">
            <text:p text:style-name="Standard">(61)(69)</text:p>
          </table:table-cell>
          <table:table-cell table:style-name="Table9.A2" office:value-type="string">
            <text:p text:style-name="P10">uint</text:p>
          </table:table-cell>
          <table:table-cell table:style-name="Table9.E2" office:value-type="string">
            <text:p text:style-name="Standard"><text:a xlink:type="simple" xlink:href="#6.6.3.FlacSplitChunk and WavPackSplitChunk|outline">Sample width split</text:a></text:p>
          </table:table-cell>
        </table:table-row>
        <table:table-row>
          <table:table-cell table:style-name="Table9.A2" office:value-type="string">
            <text:p text:style-name="Standard"/>
          </table:table-cell>
          <table:table-cell table:style-name="Table9.B2" office:value-type="string">
            <text:p text:style-name="Standard">SmoothLoop</text:p>
          </table:table-cell>
          <table:table-cell table:style-name="Table9.A2" office:value-type="string">
            <text:p text:style-name="Standard">(61)(73)</text:p>
          </table:table-cell>
          <table:table-cell table:style-name="Table9.A2" office:value-type="string">
            <text:p text:style-name="Standard">uint[2]</text:p>
          </table:table-cell>
          <table:table-cell table:style-name="Table9.E2" office:value-type="string">
            <text:p text:style-name="Standard">LoopStart, LoopSize</text:p>
          </table:table-cell>
        </table:table-row>
        <table:table-row>
          <table:table-cell table:style-name="Table9.A2" office:value-type="string">
            <text:p text:style-name="Standard"/>
          </table:table-cell>
          <table:table-cell table:style-name="Table9.B2" office:value-type="string">
            <text:p text:style-name="P15">CRC-32</text:p>
          </table:table-cell>
          <table:table-cell table:style-name="Table9.A2" office:value-type="string">
            <text:p text:style-name="Standard">(BF)</text:p>
          </table:table-cell>
          <table:table-cell table:style-name="Table9.A2" office:value-type="string">
            <text:p text:style-name="Standard">CRC32</text:p>
          </table:table-cell>
          <table:table-cell table:style-name="Table9.E2" office:value-type="string">
            <text:p text:style-name="Standard">A CRC-32 checksum of chunk data</text:p>
          </table:table-cell>
        </table:table-row>
        <table:table-row>
          <table:table-cell table:style-name="Table9.A2" office:value-type="string">
            <text:p text:style-name="Standard"/>
          </table:table-cell>
          <table:table-cell table:style-name="Table9.B2" office:value-type="string">
            <text:p text:style-name="P12">BinaryChunk</text:p>
          </table:table-cell>
          <table:table-cell table:style-name="Table9.A2" office:value-type="string">
            <text:p text:style-name="Standard">(C2)</text:p>
          </table:table-cell>
          <table:table-cell table:style-name="Table9.A2" office:value-type="string">
            <text:p text:style-name="Standard">bin/elements</text:p>
          </table:table-cell>
          <table:table-cell table:style-name="Table9.E2" office:value-type="string">
            <text:p text:style-name="Standard">Binary data or relocation entry</text:p>
          </table:table-cell>
        </table:table-row>
        <table:table-row>
          <table:table-cell table:style-name="Table9.A2" office:value-type="string">
            <text:p text:style-name="Standard"/>
          </table:table-cell>
          <table:table-cell table:style-name="Table9.B2" office:value-type="string">
            <text:p text:style-name="Standard">SetAudioEntry</text:p>
          </table:table-cell>
          <table:table-cell table:style-name="Table9.A2" office:value-type="string">
            <text:p text:style-name="Standard">(C4)</text:p>
          </table:table-cell>
          <table:table-cell table:style-name="Table9.A2" office:value-type="string">
            <text:p text:style-name="Standard">uint</text:p>
          </table:table-cell>
          <table:table-cell table:style-name="Table9.E2" office:value-type="string">
            <text:p text:style-name="Standard">Offset current audio relocation entry</text:p>
          </table:table-cell>
        </table:table-row>
        <table:table-row>
          <table:table-cell table:style-name="Table9.A2" office:value-type="string">
            <text:p text:style-name="Standard"/>
          </table:table-cell>
          <table:table-cell table:style-name="Table9.B2" office:value-type="string">
            <text:p text:style-name="P9">NextAudioEntry</text:p>
          </table:table-cell>
          <table:table-cell table:style-name="Table9.A2" office:value-type="string">
            <text:p text:style-name="Standard">(C5)</text:p>
          </table:table-cell>
          <table:table-cell table:style-name="Table9.A2" office:value-type="string">
            <text:p text:style-name="Standard">int</text:p>
          </table:table-cell>
          <table:table-cell table:style-name="Table9.E2" office:value-type="string">
            <text:p text:style-name="Standard">Offset to next relocation entry</text:p>
          </table:table-cell>
        </table:table-row>
        <table:table-row>
          <table:table-cell table:style-name="Table9.A2" office:value-type="string">
            <text:p text:style-name="Standard"/>
          </table:table-cell>
          <table:table-cell table:style-name="Table9.B2" office:value-type="string">
            <text:p text:style-name="Standard">VerbatimChunk</text:p>
          </table:table-cell>
          <table:table-cell table:style-name="Table9.A2" office:value-type="string">
            <text:p text:style-name="Standard">(C7)</text:p>
          </table:table-cell>
          <table:table-cell table:style-name="Table9.A2" office:value-type="string">
            <text:p text:style-name="Standard">bin/elements</text:p>
          </table:table-cell>
          <table:table-cell table:style-name="Table9.E2" office:value-type="string">
            <text:p text:style-name="Standard">Verbatim data or relocation entry</text:p>
          </table:table-cell>
        </table:table-row>
        <table:table-row>
          <table:table-cell table:style-name="Table9.A2" office:value-type="string">
            <text:p text:style-name="Standard"/>
          </table:table-cell>
          <table:table-cell table:style-name="Table9.B2" office:value-type="string">
            <text:p text:style-name="P12">FlacChunk</text:p>
          </table:table-cell>
          <table:table-cell table:style-name="Table9.A2" office:value-type="string">
            <text:p text:style-name="Standard">(D3)</text:p>
          </table:table-cell>
          <table:table-cell table:style-name="Table9.A2" office:value-type="string">
            <text:p text:style-name="Standard">bin/elements</text:p>
          </table:table-cell>
          <table:table-cell table:style-name="Table9.E2" office:value-type="string">
            <text:p text:style-name="Standard">FLAC data or relocation entry</text:p>
          </table:table-cell>
        </table:table-row>
        <table:table-row>
          <table:table-cell table:style-name="Table9.A2" office:value-type="string">
            <text:p text:style-name="Standard"/>
          </table:table-cell>
          <table:table-cell table:style-name="Table9.B2" office:value-type="string">
            <text:p text:style-name="Standard">FlacSplitChunk</text:p>
          </table:table-cell>
          <table:table-cell table:style-name="Table9.A2" office:value-type="string">
            <text:p text:style-name="Standard">(D7)</text:p>
          </table:table-cell>
          <table:table-cell table:style-name="Table9.A2" office:value-type="string">
            <text:p text:style-name="Standard">bin/elements</text:p>
          </table:table-cell>
          <table:table-cell table:style-name="Table9.E2" office:value-type="string">
            <text:p text:style-name="Standard">FLAC split relocation entry</text:p>
          </table:table-cell>
        </table:table-row>
        <table:table-row>
          <table:table-cell table:style-name="Table9.A2" office:value-type="string">
            <text:p text:style-name="Standard"/>
          </table:table-cell>
          <table:table-cell table:style-name="Table9.B2" office:value-type="string">
            <text:p text:style-name="Standard">WavPackChunk</text:p>
          </table:table-cell>
          <table:table-cell table:style-name="Table9.A2" office:value-type="string">
            <text:p text:style-name="Standard">(D9)</text:p>
          </table:table-cell>
          <table:table-cell table:style-name="Table9.A2" office:value-type="string">
            <text:p text:style-name="Standard">bin/elements</text:p>
          </table:table-cell>
          <table:table-cell table:style-name="Table9.E2" office:value-type="string">
            <text:p text:style-name="Standard">WavPack data or relocation entry</text:p>
          </table:table-cell>
        </table:table-row>
        <table:table-row>
          <table:table-cell table:style-name="Table9.A2" office:value-type="string">
            <text:p text:style-name="Standard"/>
          </table:table-cell>
          <table:table-cell table:style-name="Table9.B2" office:value-type="string">
            <text:p text:style-name="Standard">WavPackSplitChunk</text:p>
          </table:table-cell>
          <table:table-cell table:style-name="Table9.A2" office:value-type="string">
            <text:p text:style-name="Standard">(DD)</text:p>
          </table:table-cell>
          <table:table-cell table:style-name="Table9.A2" office:value-type="string">
            <text:p text:style-name="Standard">bin/elements</text:p>
          </table:table-cell>
          <table:table-cell table:style-name="Table9.E2" office:value-type="string">
            <text:p text:style-name="Standard">WavPack split relocation entry</text:p>
          </table:table-cell>
        </table:table-row>
      </table:table>
      <text:h text:style-name="Heading_20_1" text:outline-level="1">Cram format description</text:h>
      <text:p text:style-name="Text_20_body">A CRAM file consists of an <text:a xlink:type="simple" xlink:href="#5.CRAM format reference|outline">EBML chunk</text:a>, optional EBMLInfo chunk, one or more <text:a xlink:type="simple" xlink:href="#5.1.FileChunk|outline">FileChunks</text:a> and a FileEnd terminator chunk.</text:p>
      <text:h text:style-name="Heading_20_2" text:outline-level="2">CRAM format version history</text:h>
      <text:p text:style-name="Text_20_body">The CRAM format version is updated whenever any changes occur to the defined format. <text:s/>If any new features are used in a CRAM file that would cause the parser to break or make it impossible for previous decoder versions to reconstruct the compressed files the appropriate format version required should be written. <text:s/>Note that the lowest compatible read version should be used in all cases, so only the use of new features should warrant an increment in the stored read version.</text:p>
      <text:p text:style-name="P1">NOTE:<text:span text:style-name="T2"> Versions </text:span><text:span text:style-name="T1">v0x81 </text:span><text:span text:style-name="T2">through </text:span><text:span text:style-name="T1">v0x83</text:span><text:span text:style-name="T2"> are considered pre-formats. <text:s/>They were broken in regards to </text:span><text:a xlink:type="simple" xlink:href="#5.5.Errata|outline"><text:span text:style-name="T2">storing integer fields</text:span></text:a><text:span text:style-name="T2"> (including the DocTypeVersion itself, which is indicated by the 0x81, 0x82 and 0x83). <text:s/>For this reason, and the fact that backwards compatibility was broken, the version was restarted at version 1. <text:s/>This shouldn't be much of an issue though, since CRAM was not yet in wide use.</text:span></text:p>
      <text:list text:style-name="L6">
        <text:list-item>
          <text:p text:style-name="P57"><text:span text:style-name="T1">v1</text:span> – 2007-04-29</text:p>
          <text:list>
            <text:list-item>
              <text:p text:style-name="P57">Backwards compatibility completely broken</text:p>
            </text:list-item>
            <text:list-item>
              <text:p text:style-name="P57">Integer fields are now stored non UTF encoded (wasn't necessary to begin with)</text:p>
            </text:list-item>
            <text:list-item>
              <text:p text:style-name="P57">Added AudioEntryOfs and NextEntryOfs to allow multiple audio segments to be encoded together</text:p>
            </text:list-item>
            <text:list-item>
              <text:p text:style-name="P57">Added WavPack support, including hybrid lossy/lossless mode</text:p>
            </text:list-item>
            <text:list-item>
              <text:p text:style-name="P57">Added bzip2 support</text:p>
            </text:list-item>
            <text:list-item>
              <text:p text:style-name="P57">Added Verbatim data chunk</text:p>
            </text:list-item>
            <text:list-item>
              <text:p text:style-name="P57">Split chunk types no longer used in FileData chunk</text:p>
            </text:list-item>
            <text:list-item>
              <text:p text:style-name="P57">Removed AudioMD5 and added FileMD5 (MD5 on entire original file). <text:s/>MD5 now requires a separate pass (needed anyways due to sample grouping).</text:p>
            </text:list-item>
          </text:list>
        </text:list-item>
        <text:list-item>
          <text:p text:style-name="P57"><text:span text:style-name="T1">v0x83</text:span> – 2006-07-31</text:p>
          <text:list>
            <text:list-item>
              <text:p text:style-name="P57">sampleSplit chunk type added to support 24 bit SoundFont files</text:p>
            </text:list-item>
          </text:list>
        </text:list-item>
        <text:list-item>
          <text:p text:style-name="P57"><text:span text:style-name="T1">v0x82</text:span> - 2005-03-20 - completely backwards compatible with v1</text:p>
          <text:list>
            <text:list-item>
              <text:p text:style-name="P57">Added Software and Comment fields to CRAM header</text:p>
            </text:list-item>
            <text:list-item>
              <text:p text:style-name="P57">Future defined chunks should also be expected at the fileChunk level (backwards compatibility with format v1 will be broken if a new chunk is added at this level)</text:p>
            </text:list-item>
          </text:list>
        </text:list-item>
        <text:list-item>
          <text:p text:style-name="P57"><text:span text:style-name="T1">v0x81</text:span> - First version</text:p>
        </text:list-item>
      </text:list>
      <text:h text:style-name="Heading_20_2" text:outline-level="2">EBML chunk</text:h>
      <text:p text:style-name="Text_20_body">The <text:span text:style-name="T1">EBML chunk</text:span> defines the file as an EBML file with one of 3 document types: “CRAM”, “CRAML” or “CRAMC” for a lossless, lossy and correction CRAM file types respectively. <text:s/>In addition this chunk defines the <text:a xlink:type="simple" xlink:href="#6.3.CRAM format version history|outline">CRAM format version</text:a> of the encoder used to write the file and the required format version to read the file. <text:s/>All fields in the EBML chunk should be in the same order indicated and the EBML chunk size value should always be 1 byte in length. <text:s/>This is to aid in identifying CRAM files. <text:s/>The EBMLVersion and EBMLReadVersion chunks which are part of the EBML standard both default to a value of 1. <text:s/>This is unlikely to change for the CRAM format, so they have been omitted from the standard. <text:s/>If for some reason a newer version of EBML is used (highly unlikely), it would be part of a new CRAM version (covered by DocTypeReadVersion).</text:p>
      <text:h text:style-name="Heading_20_2" text:outline-level="2">CramInfo chunk</text:h>
      <text:p text:style-name="Text_20_body">Required chunk containing data which applies to the entire CRAM archive. <text:s/>Currently includes 3 fields: Software, Flags, and Comment. <text:s/>The Software field is required and is a UTF-8 string which describes the software used to write the CRAM file (example: “libInstPatch 1.0.0”),. it should not exceed 64 bytes. <text:s/>The comment field is an optional UTF-8 encoded string with '\n' line terminators. <text:s/>Size of Comment string should be limited to a max of 4096 bytes. <text:s/>When displaying this field, a newline should be added if necessary to the end.</text:p>
      <text:p text:style-name="P1">Example comment</text:p>
      <table:table table:name="Table11" table:style-name="Table11">
        <table:table-column table:style-name="Table11.A"/>
        <table:table-row>
          <table:table-cell table:style-name="Table11.A1" office:value-type="string">
            <text:p text:style-name="Text_20_body">Downloaded from Resonance Instrument Database<text:span text:style-name="T12">\n</text:span></text:p>
            <text:p text:style-name="Text_20_body"><text:a xlink:type="simple" xlink:href="http://sounds.resonance.org/">http://sounds.resonance.org</text:a></text:p>
          </table:table-cell>
        </table:table-row>
      </table:table>
      <text:p text:style-name="Text_20_body"/>
      <text:p text:style-name="Text_20_body">The Flags field is optional and defines the global flags value for the CRAM archive. <text:s/>An optional CRC-32 field may be present and defines the CRC-32 checksum value for all other data (besides the CRC chunk and value itself) in the CramInfo chunk. <text:s/>CRAM parsers should issue a warning if this CRC fails, but should attempt to continue.</text:p>
      <text:h text:style-name="Heading_20_2" text:outline-level="2">Flags</text:h>
      <text:p text:style-name="Text_20_body">The flags field is used throughout the CRAM format. <text:s/>Not all flags are valid at every level of the format though. <text:s/>Note that the binary compressor type is actually a 2 bit field defining up to 4 different binary compressor types (only 2 used currently). <text:s/>The given flag may be used at all levels where “Flags” is defined unless otherwise noted. <text:s/>A Flags chunk at a more embedded level overrides that of a higher level.</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7">Flag Name</text:p>
          </table:table-cell>
          <table:table-cell table:style-name="Table6.A1" office:value-type="string">
            <text:p text:style-name="P17">Value</text:p>
          </table:table-cell>
          <table:table-cell table:style-name="Table6.C1" office:value-type="string">
            <text:p text:style-name="P17">Description</text:p>
          </table:table-cell>
        </table:table-row>
        <table:table-row>
          <table:table-cell table:style-name="Table6.A2" office:value-type="string">
            <text:p text:style-name="Table_20_Contents">Binary compressor</text:p>
          </table:table-cell>
          <table:table-cell table:style-name="Table6.A2" office:value-type="string">
            <text:p text:style-name="Table_20_Contents">0x03 mask (2 bit enum)</text:p>
          </table:table-cell>
          <table:table-cell table:style-name="Table6.C2" office:value-type="string">
            <text:p text:style-name="Table_20_Contents">Binary compressor used</text:p>
            <text:p text:style-name="Table_20_Contents">0 = <text:span text:style-name="T1">zlib</text:span>, 1 = <text:span text:style-name="T1">bzlib</text:span><text:span text:style-name="T2"> (</text:span><text:span text:style-name="T1">v4</text:span><text:span text:style-name="T2">), </text:span>2/3 = <text:span text:style-name="T1">reserved</text:span></text:p>
            <text:p text:style-name="Table_20_Contents">Only valid in EBML and fileChunk levels, this field is ignored at other levels.</text:p>
          </table:table-cell>
        </table:table-row>
        <table:table-row>
          <table:table-cell table:style-name="Table6.A2" office:value-type="string">
            <text:p text:style-name="Table_20_Contents">Big endian audio</text:p>
          </table:table-cell>
          <table:table-cell table:style-name="Table6.A2" office:value-type="string">
            <text:p text:style-name="Table_20_Contents">0x04</text:p>
          </table:table-cell>
          <table:table-cell table:style-name="Table6.C2" office:value-type="string">
            <text:p text:style-name="Table_20_Contents">If set to 1, indicates that audio is big endian.</text:p>
          </table:table-cell>
        </table:table-row>
        <table:table-row>
          <table:table-cell table:style-name="Table6.A2" office:value-type="string">
            <text:p text:style-name="Table_20_Contents">Unsigned audio</text:p>
          </table:table-cell>
          <table:table-cell table:style-name="Table6.A2" office:value-type="string">
            <text:p text:style-name="Table_20_Contents">0x08</text:p>
          </table:table-cell>
          <table:table-cell table:style-name="Table6.C2" office:value-type="string">
            <text:p text:style-name="Table_20_Contents">If set to 1, indicates that audio is unsigned.</text:p>
          </table:table-cell>
        </table:table-row>
      </table:table>
      <text:p text:style-name="Standard"/>
      <text:h text:style-name="Heading_20_2" text:outline-level="2">FileChunk</text:h>
      <text:p text:style-name="Text_20_body">The <text:span text:style-name="T1">FileChunk</text:span><text:span text:style-name="T2"> defines a single file in a CRAM archive. <text:s/>It contains, in order, the FileInfo,</text:span> FileData, <text:a xlink:type="simple" xlink:href="#5.2.Relocation table|outline">RelocTable</text:a>, RelocTableChkSum, FileMD5 and BinaryMD5 chunks.</text:p>
      <text:p text:style-name="Text_20_body"><text:span text:style-name="T2">The FileInfo chunk contains, in order, the required FileSize and FileName chunks and optional FileDate, </text:span><text:a xlink:type="simple" xlink:href="#6.2.Flags|outline"><text:span text:style-name="T2">Flags</text:span></text:a> and CRC-32 checksum. <text:s/>The FileSize field stores the original file size. <text:s/>FileName contains a UTF-8 encoded file name which can include a relative '/' delimited path for storing paths in the archive. <text:s/>Parsers should issue a warning if the CRC-32 of the FileInfo fails, but continue anyways.</text:p>
      <text:p text:style-name="Text_20_body">The FileData chunk contains zero or more compressed binary, uncompressed binary and audio chunks. <text:s/>Types of binary chunks include: BinaryChunk and VerbatimChunk. <text:s/>The former is for compressing blocks of binary data (with bzlib or zlib) and the latter is for just storing raw data as is (used for example, if it is already compressed).</text:p>
      <text:p text:style-name="Text_20_body">The types of audio chunks include: FlacChunk and WavPackChunk.</text:p>
      <text:p text:style-name="Text_20_body">The FileMD5 chunk stores the 16 byte MD5 sum of the original file (binary and audio). <text:s/>The BinaryMD5 is the MD5 sum of the original uncompressed binary data concatenated together. <text:s/>This allows for data integrity checks of only the binary data in the event that the audio data will be streamed (removes the need to reconstruct the whole file) or in the case of a CRAML file where the audio data is lossy.</text:p>
      <text:h text:style-name="Heading_20_2" text:outline-level="2">Grouping audio segments</text:h>
      <text:p text:style-name="Text_20_body">Two new chunk types, SetAudioEntry and NextAudioEntry, were added to allow for multiple audio segments of the same format to be compressed as if they were a single segment (in one compressed audio chunk). <text:s/>This was done in the interest of minimizing protocol overhead.</text:p>
      <text:p text:style-name="Text_20_body">The <text:span text:style-name="T1">SetAudioEntry</text:span> chunk can be used before a compressed audio chunk in <text:span text:style-name="T1">FileData</text:span> to indicate that the corresponding relocation entry is at a given offset from the next audio entry. <text:s/>Normally the next audio related relocation entry would be used to locate the position where the data belongs in the file, but if for a example a SetAudioEntry is found and has a value of 2, then 2 audio relocation entries would be skipped when selecting the matching relocation entry. <text:s/>This value is signed, so that negative offsets can be specified.</text:p>
      <text:p text:style-name="Text_20_body">The <text:span text:style-name="T1">NextAudioEntry</text:span><text:span text:style-name="T2"> chunk can be used within audio relocation entries in the relocation table. <text:s/>It indicates an offset to the next audio relocation entry in the chain of grouped audio segments. <text:s/>The offset value is unsigned and in reference to the next audio entry.</text:span></text:p>
      <text:p text:style-name="P2">Note that both offset values are for audio entries only and binary entries are not counted (BinaryChunk and VerbatimChunk).</text:p>
      <text:h text:style-name="Heading_20_2" text:outline-level="2">Relocation table</text:h>
      <text:p text:style-name="Text_20_body">The relocation table defines all the segments of audio and binary information so that they can be reconstructed into the original file. <text:s/>The entire RelocTable chunk is compressed using the selected binary compressor (zlib or bzlib). <text:s/>In other words, the RelocTable chunk itself is a block of binary data, the contents of which are the compressed EBML chunks of the relocation table.</text:p>
      <text:p text:style-name="Text_20_body">The relocation table consists of one or more sub chunks from the list: BinaryChunk, FlacChunk, FlacSplitChunk, WavPackChunk, WavPackSplitChunk and NextAudioEntry which are described below.</text:p>
      <text:h text:style-name="Heading_20_3" text:outline-level="3">BinaryChunk</text:h>
      <text:p text:style-name="Text_20_body">Indicates a binary segment in the original file and contains only a RawSize field which stores the size of the uncompressed binary data.</text:p>
      <text:h text:style-name="Heading_20_3" text:outline-level="3">FlacChunk and WavPackChunk</text:h>
      <text:p text:style-name="Text_20_body">Indicates an audio segment in the original file. <text:s/>It contains a RawSize field which stores the original size in bytes of the audio and an optional Flags field which can be used to indicate a different little/big endian or signed/unsigned options. <text:s/>The Flags field is only specified here if the endian and/or sign of the audio format changes within the same file, which is unlikely. <text:s/>These flags can also be set at the FileChunk level, defining the defaults for the entire file or CRAMInfo chunk level for the entire CRAM archive.</text:p>
      <text:h text:style-name="Heading_20_3" text:outline-level="3">FlacSplitChunk and WavPackSplitChunk</text:h>
      <text:p text:style-name="Text_20_body">Indicates an audio segment in the original file which is split by channel and/or bit width. <text:s/>Channel split audio is when the individual channels are stored separately in the original file, such as 2 mono audio segments being combined to make stereo. <text:s/>Bit width split audio is when the samples themselves are stored as separate blocks. <text:s/>For example: SoundFont 24 bit support stores the 16 most significant bits and the least 8 significant bit portions of each individual sample value in separate areas of the file (thus keeping backwards compatibility with 16 bit SoundFont readers).</text:p>
      <text:p text:style-name="Text_20_body">These chunks contain the RawSize and Flags field and 3 other fields (all optional): ChanCount, SampleSplit and Offsets.</text:p>
      <text:p text:style-name="Text_20_body">The <text:span text:style-name="T1">RawSize</text:span><text:span text:style-name="T2"> field specifies the size in bytes of the first split chunk. <text:s/>For example, if its split stereo then its the size of one channel in bytes. <text:s/>If its sample width split audio (and possibly also channel split) then its the number of bytes of the first split segment.</text:span></text:p>
      <text:p text:style-name="Text_20_body">The <text:span text:style-name="T1">ChanCount</text:span> field indicates the channel count for the audio and defaults to the value 2 (Stereo) which is convenient for channel split stereo audio. <text:s/>The value 1 may be specified for bit width split mono audio.</text:p>
      <text:p text:style-name="Text_20_body">The <text:span text:style-name="T1">SampleSplit</text:span><text:span text:style-name="T2"> chunk indicates that the individual sample values themselves are split into separate blocks. <text:s/>This chunk contains an integer divided into 3 bit fields (total of 5 bits used) as indicated by the following diagram:</text:span></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office:value-type="string">
            <text:p text:style-name="Table_20_Contents">4</text:p>
          </table:table-cell>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E1" office:value-type="string">
            <text:p text:style-name="Table_20_Contents">0</text:p>
          </table:table-cell>
        </table:table-row>
        <table:table-row>
          <table:table-cell table:style-name="Table8.A2" office:value-type="string">
            <text:p text:style-name="Table_20_Contents">After</text:p>
          </table:table-cell>
          <table:table-cell table:style-name="Table8.A2" table:number-columns-spanned="2" office:value-type="string">
            <text:p text:style-name="Table_20_Contents">Most Significant</text:p>
          </table:table-cell>
          <table:covered-table-cell/>
          <table:table-cell table:style-name="Table8.D2" table:number-columns-spanned="2" office:value-type="string">
            <text:p text:style-name="Table_20_Contents">Least Significant</text:p>
          </table:table-cell>
          <table:covered-table-cell/>
        </table:table-row>
      </table:table>
      <text:p text:style-name="Text_20_body"/>
      <text:p text:style-name="Standard">The <text:span text:style-name="T1">Most Significant (MS)</text:span><text:span text:style-name="T2"> and </text:span><text:span text:style-name="T1">Least Significant (LS)</text:span><text:span text:style-name="T2"> fields define the </text:span><text:span text:style-name="T1">byte</text:span><text:span text:style-name="T2"> width of the individual sample components. <text:s/>In the SoundFont 24 bit example above, this would be the value 2 for MS (16 bit) and 1 for LS (8 bit). <text:s/>The </text:span><text:span text:style-name="T1">After</text:span><text:span text:style-name="T2"> bit defines if the </text:span><text:span text:style-name="T1">MS</text:span><text:span text:style-name="T2"> audio chunk comes before (</text:span><text:span text:style-name="T1">After</text:span><text:span text:style-name="T2">=0) or after (</text:span><text:span text:style-name="T1">After</text:span><text:span text:style-name="T2">=1) the </text:span><text:span text:style-name="T1">LS</text:span><text:span text:style-name="T2"> audio chunk. <text:s/></text:span>Currently only a value of 1 or 2 is valid in <text:span text:style-name="T2">the </text:span><text:span text:style-name="T1">MS </text:span>and <text:span text:style-name="T1">LS </text:span>fields where the sum is 2 or 3 (for 16 bit or 24 bit split audio respectively).</text:p>
      <text:p text:style-name="Standard"/>
      <text:p text:style-name="Standard">The <text:span text:style-name="T1">Offsets</text:span><text:span text:style-name="T2"> chunk </text:span>provides the offsets for the chunks of split audio data. <text:s/>In the case of channel only split audio (no SampleSplit chunk) the offsets are relative to the end of the previous chunk and Offsets[] contains ChanCount - 1 values (the first chunk is located at offset 0). <text:s/>In the case of audio which is split by bit width (and possibly also by channel) the offsets are stored relative to the end of the</text:p>
      <text:p text:style-name="Standard">first chunk (to provide the needed flexibility in chunk positioning) and Offsets[] contains ChanCount * 2 - 1 values (Chan0:Split1, Chan1:Split0, Chan1:Split1, etc).</text:p>
      <text:p text:style-name="P4"/>
      <text:p text:style-name="Standard"><text:span text:style-name="T1">Note:</text:span> If only 1 offset value is expected it can be omitted if its value is 0.</text:p>
      <text:p text:style-name="Standard"/>
      <text:p text:style-name="Standard">The <text:span text:style-name="T1">SmoothLoop</text:span> chunk is used only for lossy WavPack audio chunks and is optional. <text:s/>It defines</text:p>
      <text:p text:style-name="Standard">a loop which can be used during decode to attempt to correct loop artifacts created by the lossy compression (by cross fading or other methods). <text:s/>Currently the reference libInstPatch decoder does not yet use this, although it stores it.</text:p>
      <text:h text:style-name="Heading_20_2" text:outline-level="2">CRAM hybrid lossless</text:h>
      <text:p text:style-name="Text_20_body">This feature uses the hybrid encoding mode of WavPack to encode a much smaller lossy CRAM file with a separate correction file which when combined results in the original lossless data. The combined sizes of the files are only slightly larger than the equivalent lossless CRAM file. <text:s/>This provides a nice way for users to preview a potentially large instrument file and then download the rest without incurring much extra overhead.</text:p>
      <text:p text:style-name="Text_20_body">The only difference between a <text:span text:style-name="T1">.cram</text:span><text:span text:style-name="T2"> lossless and </text:span><text:span text:style-name="T1">.craml</text:span><text:span text:style-name="T2"> lossy file (besides the obvious audio differences) is the D</text:span><text:span text:style-name="T13">ocType field in the EBML chunk, which is either “CRAM” or “CRAML” respectively and the optional presence of SmoothLoop chunks in the relocation table for the .</text:span><text:span text:style-name="T14">craml </text:span><text:span text:style-name="T13">case.</text:span></text:p>
      <text:h text:style-name="Heading_20_3" text:outline-level="3">CRAM correction file</text:h>
      <text:p text:style-name="Text_20_body"><text:span text:style-name="T13">The </text:span><text:span text:style-name="T14">.cramc</text:span><text:span text:style-name="T13"> correction file on the other hand is lacking many chunks of a regular CRAM file and the DocType is set to “CRAMC”. <text:s/>The other fields of the EBML chunk behave the same as a regular CRAM file except for the Flags field, which currently shouldn't be written (although decoders should ignore it if it exists).</text:span></text:p>
      <text:p text:style-name="Text_20_body"><text:span text:style-name="T13">There should be the same number of FileChunks present as in the matching </text:span><text:span text:style-name="T14">.craml</text:span><text:span text:style-name="T13"> file. <text:s/>Each FileChunk should contain a FileData sub chunk with the same count and type of WavPackChunks and/or WavPackSplitChunks containing the WavPack correction data (note that there might not be any sub chunks if the file contains no audio). <text:s/>The last FileChunk should be followed by a FileEnd chunk, as usual.</text:span></text:p>
      <text:p text:style-name="Text_20_body"><text:span text:style-name="T13">The FileInfo chunk should be present and contain the FileName and FileSize chunks and are used as an extra check when matching a </text:span><text:span text:style-name="T14">.craml</text:span><text:span text:style-name="T13"> to a </text:span><text:span text:style-name="T14">.cramc</text:span><text:span text:style-name="T13"> file (although the decoder may optionally <text:s/>ignore the situation and attempt to proceed anyways if the FileName and/or FileSize fields don't match between them). <text:s/>These fields can also be used to display what files a correction file is intended for.</text:span></text:p>
      <text:p text:style-name="Text_20_body"><text:span text:style-name="T13">All other fields should </text:span><text:span text:style-name="T14">not</text:span><text:span text:style-name="T13"> be present in the correction file, including: RelocTable, RelocTableChksum, FileMD5 and BinaryMD5 as these are taken from the associated </text:span><text:span text:style-name="T14">.craml</text:span><text:span text:style-name="T13"> file.</text:span></text:p>
      <text:h text:style-name="Heading_20_1" text:outline-level="1">Implementation notes</text:h>
      <text:h text:style-name="Heading_20_2" text:outline-level="2">EBML chunk handling</text:h>
      <text:p text:style-name="Text_20_body">If an unrecognized chunk ID is found while decoding a CRAM file, it should be ignored. <text:s/>This allows for backwards compatible additions which don't affect the decoded output. <text:s/>Chunks should be written in the order defined.</text:p>
      <text:h text:style-name="Heading_20_2" text:outline-level="2">Binary compression</text:h>
      <text:p text:style-name="Text_20_body">bzlib or zlib are used for compressing binary for CRAM compressed files. <text:s/>The same compressor instance is used for all binary data within a single file (FileData chunk) in a CRAM archive. <text:s/>Separate compressor instances are used for the relocation table and other files in the archive (the compressor context is flushed between uses). <text:s/>This allows for the binary data in separate files and relocation table(s) to be accessed independently and yet maximize compression for all the binary data for a single file. <text:s/>The relocation table entries are in order of position of the original uncompressed file, but the compressed data chunks (in FileData chunk) are not necessarily in the same order. All binary chunks and all audio chunks will be separately in order of position, but binary chunks are only written out when needed (compression buffer is full).</text:p>
      <text:h text:style-name="Heading_20_2" text:outline-level="2">Audio compression</text:h>
      <text:p text:style-name="Text_20_body">CRAM utilizes WavPack (default) or FLAC for audio compression. <text:s/>Multiple audio segments can be encoded in the same FLAC or WavPack block (as if they were several audio segments concatenated together). <text:s/>This allows the minimization of encoder overhead and could in some cases be more efficient than encoding many small individual segments separately. <text:s/>In addition, the NextEntryOfs relocation chunk can now be used to indicate that the next audio segment in a chain is not the next audio relocation entry, allowing for all sample data of a particular format in a file to be encoded in the same compressed audio chunk.</text:p>
      <text:h text:style-name="Heading_20_2" text:outline-level="2">FLAC compression</text:h>
      <text:p text:style-name="Text_20_body">The compressed FLAC data chunks are written without a FLAC header or STREAMINFO chunk. <text:s/>Only the raw FLAC encoded frames are written. <text:s/>Currently each individual audio segment must use a fixed FLAC block size. <text:s/>This block size may be changed between segments though. <text:s/>Variable block size encoding may be supported in future CRAM revisions, but probably not. <text:s/>Note also that parameters in the FLAC frame header which reference a STREAMINFO chunk may not be used.</text:p>
      <text:h text:style-name="Heading_20_2" text:outline-level="2">CRAM lossy files</text:h>
      <text:p text:style-name="Text_20_body">The file MD5 of the original data is also stored in lossy <text:span text:style-name="T1">.craml</text:span><text:span text:style-name="T2"> files, but the decoder will ignore it if just decoding the lossy file stand alone (although the binary MD5 can, and should, be used in that case to verify the binary portions of the file). <text:s/>It will be used if the </text:span><text:span text:style-name="T1">.cramc</text:span><text:span text:style-name="T2"> is present to verify the resulting original lossless data.</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5-05T13:40:41</meta:creation-date>
    <dc:creator>Josh Green</dc:creator>
    <dc:date>2007-06-02T15:45:15</dc:date>
    <dc:language>en-US</dc:language>
    <meta:editing-cycles>84</meta:editing-cycles>
    <meta:editing-duration>P1DT19H23M28S</meta:editing-duration>
    <meta:user-defined meta:name="Info 1"/>
    <meta:user-defined meta:name="Info 2"/>
    <meta:user-defined meta:name="Info 3"/>
    <meta:user-defined meta:name="Info 4"/>
    <meta:document-statistic meta:table-count="11" meta:image-count="0" meta:object-count="0" meta:page-count="14" meta:paragraph-count="691" meta:word-count="5187" meta:character-count="31081"/>
  </office:meta>
</office:document-meta>
</file>